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7.49pt"/>
    </style:style>
    <style:style style:name="co4" style:family="table-column">
      <style:table-column-properties fo:break-before="auto" style:column-width="95.05pt"/>
    </style:style>
    <style:style style:name="co5" style:family="table-column">
      <style:table-column-properties fo:break-before="auto" style:column-width="89.4pt"/>
    </style:style>
    <style:style style:name="co6" style:family="table-column">
      <style:table-column-properties fo:break-before="auto" style:column-width="87.56pt"/>
    </style:style>
    <style:style style:name="co7" style:family="table-column">
      <style:table-column-properties fo:break-before="auto" style:column-width="78.8pt"/>
    </style:style>
    <style:style style:name="co8" style:family="table-column">
      <style:table-column-properties fo:break-before="auto" style:column-width="98.1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style:font-name="ArialMT" fo:font-size="11pt" fo:language="en" fo:country="US" style:font-name-asian="ArialMT" style:font-size-asian="11pt" style:language-asian="en" style:country-asian="US" style:font-name-complex="ArialMT" style:font-size-complex="11pt" style:language-complex="en" style:country-complex="US"/>
    </style:style>
    <style:style style:name="ce3" style:family="table-cell" style:parent-style-name="Default">
      <style:text-properties style:font-name="ArialMT" fo:font-size="12pt" fo:language="en" fo:country="US" style:font-name-asian="ArialMT" style:font-size-asian="12pt" style:language-asian="en" style:country-asian="US" style:font-name-complex="ArialMT" style:font-size-complex="12pt" style:language-complex="en" style:country-complex="US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2pt" style:language-asian="en" style:country-asian="US" style:font-style-asian="normal" style:font-weight-asian="normal" style:font-name-complex="Arial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M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S sans serif" fo:font-size="11pt" fo:font-style="normal" fo:text-shadow="none" style:text-underline-style="none" fo:font-weight="normal" style:font-size-asian="11pt" style:font-style-asian="normal" style:font-weight-asian="normal" style:font-name-complex="MS sans serif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1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um_firms</text:p>
          </table:table-cell>
          <table:table-cell office:value-type="string" calcext:value-type="string">
            <text:p>M_firms</text:p>
          </table:table-cell>
          <table:table-cell office:value-type="string" calcext:value-type="string">
            <text:p>F_firms</text:p>
          </table:table-cell>
          <table:table-cell office:value-type="string" calcext:value-type="string">
            <text:p>MI_firms</text:p>
          </table:table-cell>
          <table:table-cell office:value-type="string" calcext:value-type="string">
            <text:p>NonMI_firms</text:p>
          </table:table-cell>
          <table:table-cell office:value-type="string" calcext:value-type="string">
            <text:p>Pop2012</text:p>
          </table:table-cell>
          <table:table-cell office:value-type="string" calcext:value-type="string">
            <text:p>Norm_Num_Firms</text:p>
          </table:table-cell>
          <table:table-cell office:value-type="string" calcext:value-type="string">
            <text:p>Norm_M_firms</text:p>
          </table:table-cell>
          <table:table-cell office:value-type="string" calcext:value-type="string">
            <text:p>Norm_F_firms</text:p>
          </table:table-cell>
          <table:table-cell office:value-type="string" calcext:value-type="string">
            <text:p>Norm_MI_firms</text:p>
          </table:table-cell>
          <table:table-cell office:value-type="string" calcext:value-type="string">
            <text:p>Norm_NonMI_firm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abama</text:p>
          </table:table-cell>
          <table:table-cell table:style-name="ce2" office:value-type="float" office:value="374153" calcext:value-type="float">
            <text:p>374153</text:p>
          </table:table-cell>
          <table:table-cell table:style-name="ce2" office:value-type="float" office:value="203604" calcext:value-type="float">
            <text:p>203604</text:p>
          </table:table-cell>
          <table:table-cell table:style-name="ce6" office:value-type="float" office:value="137639" calcext:value-type="float">
            <text:p>137639</text:p>
          </table:table-cell>
          <table:table-cell table:style-name="ce2" office:value-type="float" office:value="92219" calcext:value-type="float">
            <text:p>92219</text:p>
          </table:table-cell>
          <table:table-cell table:style-name="ce2" office:value-type="float" office:value="272651" calcext:value-type="float">
            <text:p>272651</text:p>
          </table:table-cell>
          <table:table-cell table:style-name="Default" office:value-type="float" office:value="4822023" calcext:value-type="float">
            <text:p>4822023</text:p>
          </table:table-cell>
          <table:table-cell table:formula="of:=SUM([.B2]/[.G2])*100" office:value-type="float" office:value="7.75925374059809" calcext:value-type="float">
            <text:p>7.7592537406</text:p>
          </table:table-cell>
          <table:table-cell table:formula="of:=SUM([.C2]/[.B2])*100" office:value-type="float" office:value="54.4173105654639" calcext:value-type="float">
            <text:p>54.4173105655</text:p>
          </table:table-cell>
          <table:table-cell table:formula="of:=SUM([.D2]/[.B2])*100" office:value-type="float" office:value="36.7868225030937" calcext:value-type="float">
            <text:p>36.7868225031</text:p>
          </table:table-cell>
          <table:table-cell table:formula="of:=SUM([.E2]/[.B2])*100" office:value-type="float" office:value="24.6474036022697" calcext:value-type="float">
            <text:p>24.6474036023</text:p>
          </table:table-cell>
          <table:table-cell table:formula="of:=SUM([.F2]/[.B2])*100" office:value-type="float" office:value="72.8715258196513" calcext:value-type="float">
            <text:p>72.871525819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laska</text:p>
          </table:table-cell>
          <table:table-cell table:style-name="ce3" office:value-type="float" office:value="68032" calcext:value-type="float">
            <text:p>68032</text:p>
          </table:table-cell>
          <table:table-cell table:style-name="ce4" office:value-type="float" office:value="35402" calcext:value-type="float">
            <text:p>35402</text:p>
          </table:table-cell>
          <table:table-cell table:style-name="ce3" office:value-type="float" office:value="22141" calcext:value-type="float">
            <text:p>22141</text:p>
          </table:table-cell>
          <table:table-cell table:style-name="ce3" office:value-type="float" office:value="13688" calcext:value-type="float">
            <text:p>13688</text:p>
          </table:table-cell>
          <table:table-cell table:style-name="ce3" office:value-type="float" office:value="51147" calcext:value-type="float">
            <text:p>51147</text:p>
          </table:table-cell>
          <table:table-cell table:style-name="Default" office:value-type="float" office:value="731449" calcext:value-type="float">
            <text:p>731449</text:p>
          </table:table-cell>
          <table:table-cell table:formula="of:=SUM([.B3]/[.G3])*100" office:value-type="float" office:value="9.30099022624954" calcext:value-type="float">
            <text:p>9.3009902262</text:p>
          </table:table-cell>
          <table:table-cell table:formula="of:=SUM([.C3]/[.B3])*100" office:value-type="float" office:value="52.0372765757291" calcext:value-type="float">
            <text:p>52.0372765757</text:p>
          </table:table-cell>
          <table:table-cell table:formula="of:=SUM([.D3]/[.B3])*100" office:value-type="float" office:value="32.5449788334901" calcext:value-type="float">
            <text:p>32.5449788335</text:p>
          </table:table-cell>
          <table:table-cell table:formula="of:=SUM([.E3]/[.B3])*100" office:value-type="float" office:value="20.1199435559737" calcext:value-type="float">
            <text:p>20.119943556</text:p>
          </table:table-cell>
          <table:table-cell table:formula="of:=SUM([.F3]/[.B3])*100" office:value-type="float" office:value="75.1807972718721" calcext:value-type="float">
            <text:p>75.180797271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zona</text:p>
          </table:table-cell>
          <table:table-cell table:style-name="ce4" office:value-type="float" office:value="499926" calcext:value-type="float">
            <text:p>499926</text:p>
          </table:table-cell>
          <table:table-cell table:style-name="ce4" office:value-type="float" office:value="245243" calcext:value-type="float">
            <text:p>245243</text:p>
          </table:table-cell>
          <table:table-cell table:style-name="ce4" office:value-type="float" office:value="182425" calcext:value-type="float">
            <text:p>182425</text:p>
          </table:table-cell>
          <table:table-cell table:style-name="ce4" office:value-type="float" office:value="135313" calcext:value-type="float">
            <text:p>135313</text:p>
          </table:table-cell>
          <table:table-cell table:style-name="ce4" office:value-type="float" office:value="344981" calcext:value-type="float">
            <text:p>344981</text:p>
          </table:table-cell>
          <table:table-cell table:style-name="Default" office:value-type="float" office:value="6553255" calcext:value-type="float">
            <text:p>6553255</text:p>
          </table:table-cell>
          <table:table-cell table:formula="of:=SUM([.B4]/[.G4])*100" office:value-type="float" office:value="7.62866697541909" calcext:value-type="float">
            <text:p>7.6286669754</text:p>
          </table:table-cell>
          <table:table-cell table:formula="of:=SUM([.C4]/[.B4])*100" office:value-type="float" office:value="49.0558602673196" calcext:value-type="float">
            <text:p>49.0558602673</text:p>
          </table:table-cell>
          <table:table-cell table:formula="of:=SUM([.D4]/[.B4])*100" office:value-type="float" office:value="36.4904005792857" calcext:value-type="float">
            <text:p>36.4904005793</text:p>
          </table:table-cell>
          <table:table-cell table:formula="of:=SUM([.E4]/[.B4])*100" office:value-type="float" office:value="27.0666058576669" calcext:value-type="float">
            <text:p>27.0666058577</text:p>
          </table:table-cell>
          <table:table-cell table:formula="of:=SUM([.F4]/[.B4])*100" office:value-type="float" office:value="69.0064129491165" calcext:value-type="float">
            <text:p>69.006412949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kansas</text:p>
          </table:table-cell>
          <table:table-cell table:style-name="ce4" office:value-type="float" office:value="231959" calcext:value-type="float">
            <text:p>231959</text:p>
          </table:table-cell>
          <table:table-cell table:style-name="ce4" office:value-type="float" office:value="123158" calcext:value-type="float">
            <text:p>123158</text:p>
          </table:table-cell>
          <table:table-cell table:style-name="ce4" office:value-type="float" office:value="75962" calcext:value-type="float">
            <text:p>75962</text:p>
          </table:table-cell>
          <table:table-cell table:style-name="ce4" office:value-type="float" office:value="35982" calcext:value-type="float">
            <text:p>35982</text:p>
          </table:table-cell>
          <table:table-cell table:style-name="ce4" office:value-type="float" office:value="189029" calcext:value-type="float">
            <text:p>189029</text:p>
          </table:table-cell>
          <table:table-cell table:style-name="Default" office:value-type="float" office:value="2949131" calcext:value-type="float">
            <text:p>2949131</text:p>
          </table:table-cell>
          <table:table-cell table:formula="of:=SUM([.B5]/[.G5])*100" office:value-type="float" office:value="7.86533388988146" calcext:value-type="float">
            <text:p>7.8653338899</text:p>
          </table:table-cell>
          <table:table-cell table:formula="of:=SUM([.C5]/[.B5])*100" office:value-type="float" office:value="53.0947279476114" calcext:value-type="float">
            <text:p>53.0947279476</text:p>
          </table:table-cell>
          <table:table-cell table:formula="of:=SUM([.D5]/[.B5])*100" office:value-type="float" office:value="32.7480287464595" calcext:value-type="float">
            <text:p>32.7480287465</text:p>
          </table:table-cell>
          <table:table-cell table:formula="of:=SUM([.E5]/[.B5])*100" office:value-type="float" office:value="15.5122241430598" calcext:value-type="float">
            <text:p>15.5122241431</text:p>
          </table:table-cell>
          <table:table-cell table:formula="of:=SUM([.F5]/[.B5])*100" office:value-type="float" office:value="81.4924189188607" calcext:value-type="float">
            <text:p>81.492418918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lifornia</text:p>
          </table:table-cell>
          <table:table-cell table:style-name="ce4" office:value-type="float" office:value="3548449" calcext:value-type="float">
            <text:p>3548449</text:p>
          </table:table-cell>
          <table:table-cell table:style-name="ce4" office:value-type="float" office:value="1852580" calcext:value-type="float">
            <text:p>1852580</text:p>
          </table:table-cell>
          <table:table-cell table:style-name="ce4" office:value-type="float" office:value="1320085" calcext:value-type="float">
            <text:p>1320085</text:p>
          </table:table-cell>
          <table:table-cell table:style-name="ce4" office:value-type="float" office:value="1619857" calcext:value-type="float">
            <text:p>1619857</text:p>
          </table:table-cell>
          <table:table-cell table:style-name="ce4" office:value-type="float" office:value="1819107" calcext:value-type="float">
            <text:p>1819107</text:p>
          </table:table-cell>
          <table:table-cell table:style-name="Default" office:value-type="float" office:value="38041430" calcext:value-type="float">
            <text:p>38041430</text:p>
          </table:table-cell>
          <table:table-cell table:formula="of:=SUM([.B6]/[.G6])*100" office:value-type="float" office:value="9.32785386879515" calcext:value-type="float">
            <text:p>9.3278538688</text:p>
          </table:table-cell>
          <table:table-cell table:formula="of:=SUM([.C6]/[.B6])*100" office:value-type="float" office:value="52.2081619321568" calcext:value-type="float">
            <text:p>52.2081619322</text:p>
          </table:table-cell>
          <table:table-cell table:formula="of:=SUM([.D6]/[.B6])*100" office:value-type="float" office:value="37.2017464531687" calcext:value-type="float">
            <text:p>37.2017464532</text:p>
          </table:table-cell>
          <table:table-cell table:formula="of:=SUM([.E6]/[.B6])*100" office:value-type="float" office:value="45.6497190744463" calcext:value-type="float">
            <text:p>45.6497190744</text:p>
          </table:table-cell>
          <table:table-cell table:formula="of:=SUM([.F6]/[.B6])*100" office:value-type="float" office:value="51.2648483886904" calcext:value-type="float">
            <text:p>51.264848388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lorado</text:p>
          </table:table-cell>
          <table:table-cell table:style-name="ce4" office:value-type="float" office:value="547352" calcext:value-type="float">
            <text:p>547352</text:p>
          </table:table-cell>
          <table:table-cell table:style-name="ce4" office:value-type="float" office:value="284554" calcext:value-type="float">
            <text:p>284554</text:p>
          </table:table-cell>
          <table:table-cell table:style-name="ce4" office:value-type="float" office:value="194508" calcext:value-type="float">
            <text:p>194508</text:p>
          </table:table-cell>
          <table:table-cell table:style-name="ce4" office:value-type="float" office:value="85849" calcext:value-type="float">
            <text:p>85849</text:p>
          </table:table-cell>
          <table:table-cell table:style-name="ce4" office:value-type="float" office:value="442365" calcext:value-type="float">
            <text:p>442365</text:p>
          </table:table-cell>
          <table:table-cell table:style-name="Default" office:value-type="float" office:value="5187582" calcext:value-type="float">
            <text:p>5187582</text:p>
          </table:table-cell>
          <table:table-cell table:formula="of:=SUM([.B7]/[.G7])*100" office:value-type="float" office:value="10.5511970702343" calcext:value-type="float">
            <text:p>10.5511970702</text:p>
          </table:table-cell>
          <table:table-cell table:formula="of:=SUM([.C7]/[.B7])*100" office:value-type="float" office:value="51.9873865446733" calcext:value-type="float">
            <text:p>51.9873865447</text:p>
          </table:table-cell>
          <table:table-cell table:formula="of:=SUM([.D7]/[.B7])*100" office:value-type="float" office:value="35.5361814700595" calcext:value-type="float">
            <text:p>35.5361814701</text:p>
          </table:table-cell>
          <table:table-cell table:formula="of:=SUM([.E7]/[.B7])*100" office:value-type="float" office:value="15.6844224557506" calcext:value-type="float">
            <text:p>15.6844224558</text:p>
          </table:table-cell>
          <table:table-cell table:formula="of:=SUM([.F7]/[.B7])*100" office:value-type="float" office:value="80.8191072655257" calcext:value-type="float">
            <text:p>80.819107265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necticut</text:p>
          </table:table-cell>
          <table:table-cell table:style-name="ce4" office:value-type="float" office:value="326693" calcext:value-type="float">
            <text:p>326693</text:p>
          </table:table-cell>
          <table:table-cell table:style-name="ce4" office:value-type="float" office:value="187845" calcext:value-type="float">
            <text:p>187845</text:p>
          </table:table-cell>
          <table:table-cell table:style-name="ce4" office:value-type="float" office:value="106678" calcext:value-type="float">
            <text:p>106678</text:p>
          </table:table-cell>
          <table:table-cell table:style-name="ce4" office:value-type="float" office:value="56113" calcext:value-type="float">
            <text:p>56113</text:p>
          </table:table-cell>
          <table:table-cell table:style-name="ce4" office:value-type="float" office:value="259614" calcext:value-type="float">
            <text:p>259614</text:p>
          </table:table-cell>
          <table:table-cell table:style-name="Default" office:value-type="float" office:value="3590347" calcext:value-type="float">
            <text:p>3590347</text:p>
          </table:table-cell>
          <table:table-cell table:formula="of:=SUM([.B8]/[.G8])*100" office:value-type="float" office:value="9.09920406022036" calcext:value-type="float">
            <text:p>9.0992040602</text:p>
          </table:table-cell>
          <table:table-cell table:formula="of:=SUM([.C8]/[.B8])*100" office:value-type="float" office:value="57.4989363102362" calcext:value-type="float">
            <text:p>57.4989363102</text:p>
          </table:table-cell>
          <table:table-cell table:formula="of:=SUM([.D8]/[.B8])*100" office:value-type="float" office:value="32.6538983081976" calcext:value-type="float">
            <text:p>32.6538983082</text:p>
          </table:table-cell>
          <table:table-cell table:formula="of:=SUM([.E8]/[.B8])*100" office:value-type="float" office:value="17.1760643784838" calcext:value-type="float">
            <text:p>17.1760643785</text:p>
          </table:table-cell>
          <table:table-cell table:formula="of:=SUM([.F8]/[.B8])*100" office:value-type="float" office:value="79.467267434564" calcext:value-type="float">
            <text:p>79.467267434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laware</text:p>
          </table:table-cell>
          <table:table-cell table:style-name="ce4" office:value-type="float" office:value="73418" calcext:value-type="float">
            <text:p>73418</text:p>
          </table:table-cell>
          <table:table-cell table:style-name="ce4" office:value-type="float" office:value="38328" calcext:value-type="float">
            <text:p>38328</text:p>
          </table:table-cell>
          <table:table-cell table:style-name="ce4" office:value-type="float" office:value="23964" calcext:value-type="float">
            <text:p>23964</text:p>
          </table:table-cell>
          <table:table-cell table:style-name="ce4" office:value-type="float" office:value="14440" calcext:value-type="float">
            <text:p>14440</text:p>
          </table:table-cell>
          <table:table-cell table:style-name="ce4" office:value-type="float" office:value="54782" calcext:value-type="float">
            <text:p>54782</text:p>
          </table:table-cell>
          <table:table-cell table:style-name="Default" office:value-type="float" office:value="917092" calcext:value-type="float">
            <text:p>917092</text:p>
          </table:table-cell>
          <table:table-cell table:formula="of:=SUM([.B9]/[.G9])*100" office:value-type="float" office:value="8.00552180152046" calcext:value-type="float">
            <text:p>8.0055218015</text:p>
          </table:table-cell>
          <table:table-cell table:formula="of:=SUM([.C9]/[.B9])*100" office:value-type="float" office:value="52.2051812906917" calcext:value-type="float">
            <text:p>52.2051812907</text:p>
          </table:table-cell>
          <table:table-cell table:formula="of:=SUM([.D9]/[.B9])*100" office:value-type="float" office:value="32.6404968808739" calcext:value-type="float">
            <text:p>32.6404968809</text:p>
          </table:table-cell>
          <table:table-cell table:formula="of:=SUM([.E9]/[.B9])*100" office:value-type="float" office:value="19.668201258547" calcext:value-type="float">
            <text:p>19.6682012585</text:p>
          </table:table-cell>
          <table:table-cell table:formula="of:=SUM([.F9]/[.B9])*100" office:value-type="float" office:value="74.6165790405623" calcext:value-type="float">
            <text:p>74.616579040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lorida</text:p>
          </table:table-cell>
          <table:table-cell table:style-name="ce4" office:value-type="float" office:value="2100187" calcext:value-type="float">
            <text:p>2100187</text:p>
          </table:table-cell>
          <table:table-cell table:style-name="ce4" office:value-type="float" office:value="1084885" calcext:value-type="float">
            <text:p>1084885</text:p>
          </table:table-cell>
          <table:table-cell table:style-name="ce4" office:value-type="float" office:value="807817" calcext:value-type="float">
            <text:p>807817</text:p>
          </table:table-cell>
          <table:table-cell table:style-name="ce4" office:value-type="float" office:value="926112" calcext:value-type="float">
            <text:p>926112</text:p>
          </table:table-cell>
          <table:table-cell table:style-name="ce4" office:value-type="float" office:value="1121749" calcext:value-type="float">
            <text:p>1121749</text:p>
          </table:table-cell>
          <table:table-cell table:style-name="Default" office:value-type="float" office:value="19317568" calcext:value-type="float">
            <text:p>19317568</text:p>
          </table:table-cell>
          <table:table-cell table:formula="of:=SUM([.B10]/[.G10])*100" office:value-type="float" office:value="10.8719016803772" calcext:value-type="float">
            <text:p>10.8719016804</text:p>
          </table:table-cell>
          <table:table-cell table:formula="of:=SUM([.C10]/[.B10])*100" office:value-type="float" office:value="51.6565905797912" calcext:value-type="float">
            <text:p>51.6565905798</text:p>
          </table:table-cell>
          <table:table-cell table:formula="of:=SUM([.D10]/[.B10])*100" office:value-type="float" office:value="38.4640510583105" calcext:value-type="float">
            <text:p>38.4640510583</text:p>
          </table:table-cell>
          <table:table-cell table:formula="of:=SUM([.E10]/[.B10])*100" office:value-type="float" office:value="44.0966447273505" calcext:value-type="float">
            <text:p>44.0966447274</text:p>
          </table:table-cell>
          <table:table-cell table:formula="of:=SUM([.F10]/[.B10])*100" office:value-type="float" office:value="53.4118628484035" calcext:value-type="float">
            <text:p>53.411862848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eorgia</text:p>
          </table:table-cell>
          <table:table-cell table:style-name="ce4" office:value-type="float" office:value="929864" calcext:value-type="float">
            <text:p>929864</text:p>
          </table:table-cell>
          <table:table-cell table:style-name="ce5" office:value-type="float" office:value="480578" calcext:value-type="float">
            <text:p>480578</text:p>
          </table:table-cell>
          <table:table-cell table:style-name="ce5" office:value-type="float" office:value="376506" calcext:value-type="float">
            <text:p>376506</text:p>
          </table:table-cell>
          <table:table-cell table:style-name="ce5" office:value-type="float" office:value="371588" calcext:value-type="float">
            <text:p>371588</text:p>
          </table:table-cell>
          <table:table-cell table:style-name="ce5" office:value-type="float" office:value="538893" calcext:value-type="float">
            <text:p>538893</text:p>
          </table:table-cell>
          <table:table-cell table:style-name="Default" office:value-type="float" office:value="9919945" calcext:value-type="float">
            <text:p>9919945</text:p>
          </table:table-cell>
          <table:table-cell table:formula="of:=SUM([.B11]/[.G11])*100" office:value-type="float" office:value="9.37368100327169" calcext:value-type="float">
            <text:p>9.3736810033</text:p>
          </table:table-cell>
          <table:table-cell table:formula="of:=SUM([.C11]/[.B11])*100" office:value-type="float" office:value="51.682611650736" calcext:value-type="float">
            <text:p>51.6826116507</text:p>
          </table:table-cell>
          <table:table-cell table:formula="of:=SUM([.D11]/[.B11])*100" office:value-type="float" office:value="40.4904373112627" calcext:value-type="float">
            <text:p>40.4904373113</text:p>
          </table:table-cell>
          <table:table-cell table:formula="of:=SUM([.E11]/[.B11])*100" office:value-type="float" office:value="39.9615427632428" calcext:value-type="float">
            <text:p>39.9615427632</text:p>
          </table:table-cell>
          <table:table-cell table:formula="of:=SUM([.F11]/[.B11])*100" office:value-type="float" office:value="57.9539588584997" calcext:value-type="float">
            <text:p>57.953958858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waii</text:p>
          </table:table-cell>
          <table:table-cell table:style-name="ce5" office:value-type="float" office:value="118454" calcext:value-type="float">
            <text:p>118454</text:p>
          </table:table-cell>
          <table:table-cell table:style-name="ce5" office:value-type="float" office:value="60409" calcext:value-type="float">
            <text:p>60409</text:p>
          </table:table-cell>
          <table:table-cell table:style-name="ce5" office:value-type="float" office:value="44453" calcext:value-type="float">
            <text:p>44453</text:p>
          </table:table-cell>
          <table:table-cell table:style-name="ce5" office:value-type="float" office:value="74208" calcext:value-type="float">
            <text:p>74208</text:p>
          </table:table-cell>
          <table:table-cell table:style-name="ce5" office:value-type="float" office:value="38510" calcext:value-type="float">
            <text:p>38510</text:p>
          </table:table-cell>
          <table:table-cell table:style-name="Default" office:value-type="float" office:value="1392313" calcext:value-type="float">
            <text:p>1392313</text:p>
          </table:table-cell>
          <table:table-cell table:formula="of:=SUM([.B12]/[.G12])*100" office:value-type="float" office:value="8.50771342363391" calcext:value-type="float">
            <text:p>8.5077134236</text:p>
          </table:table-cell>
          <table:table-cell table:formula="of:=SUM([.C12]/[.B12])*100" office:value-type="float" office:value="50.9978557077009" calcext:value-type="float">
            <text:p>50.9978557077</text:p>
          </table:table-cell>
          <table:table-cell table:formula="of:=SUM([.D12]/[.B12])*100" office:value-type="float" office:value="37.5276478633056" calcext:value-type="float">
            <text:p>37.5276478633</text:p>
          </table:table-cell>
          <table:table-cell table:formula="of:=SUM([.E12]/[.B12])*100" office:value-type="float" office:value="62.6471035169771" calcext:value-type="float">
            <text:p>62.647103517</text:p>
          </table:table-cell>
          <table:table-cell table:formula="of:=SUM([.F12]/[.B12])*100" office:value-type="float" office:value="32.510510409104" calcext:value-type="float">
            <text:p>32.510510409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daho</text:p>
          </table:table-cell>
          <table:table-cell table:style-name="ce5" office:value-type="float" office:value="146642" calcext:value-type="float">
            <text:p>146642</text:p>
          </table:table-cell>
          <table:table-cell table:style-name="ce5" office:value-type="float" office:value="70438" calcext:value-type="float">
            <text:p>70438</text:p>
          </table:table-cell>
          <table:table-cell table:style-name="ce5" office:value-type="float" office:value="45121" calcext:value-type="float">
            <text:p>45121</text:p>
          </table:table-cell>
          <table:table-cell table:style-name="ce5" office:value-type="float" office:value="10592" calcext:value-type="float">
            <text:p>10592</text:p>
          </table:table-cell>
          <table:table-cell table:style-name="ce5" office:value-type="float" office:value="130973" calcext:value-type="float">
            <text:p>130973</text:p>
          </table:table-cell>
          <table:table-cell table:style-name="Default" office:value-type="float" office:value="1595728" calcext:value-type="float">
            <text:p>1595728</text:p>
          </table:table-cell>
          <table:table-cell table:formula="of:=SUM([.B13]/[.G13])*100" office:value-type="float" office:value="9.18966139592713" calcext:value-type="float">
            <text:p>9.1896613959</text:p>
          </table:table-cell>
          <table:table-cell table:formula="of:=SUM([.C13]/[.B13])*100" office:value-type="float" office:value="48.0339875342671" calcext:value-type="float">
            <text:p>48.0339875343</text:p>
          </table:table-cell>
          <table:table-cell table:formula="of:=SUM([.D13]/[.B13])*100" office:value-type="float" office:value="30.7694930511041" calcext:value-type="float">
            <text:p>30.7694930511</text:p>
          </table:table-cell>
          <table:table-cell table:formula="of:=SUM([.E13]/[.B13])*100" office:value-type="float" office:value="7.22303296463496" calcext:value-type="float">
            <text:p>7.2230329646</text:p>
          </table:table-cell>
          <table:table-cell table:formula="of:=SUM([.F13]/[.B13])*100" office:value-type="float" office:value="89.3147938516932" calcext:value-type="float">
            <text:p>89.314793851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llinois</text:p>
          </table:table-cell>
          <table:table-cell table:style-name="ce5" office:value-type="float" office:value="1135017" calcext:value-type="float">
            <text:p>1135017</text:p>
          </table:table-cell>
          <table:table-cell table:style-name="ce5" office:value-type="float" office:value="609648" calcext:value-type="float">
            <text:p>609648</text:p>
          </table:table-cell>
          <table:table-cell table:style-name="ce5" office:value-type="float" office:value="417500" calcext:value-type="float">
            <text:p>417500</text:p>
          </table:table-cell>
          <table:table-cell table:style-name="ce5" office:value-type="float" office:value="311684" calcext:value-type="float">
            <text:p>311684</text:p>
          </table:table-cell>
          <table:table-cell table:style-name="ce5" office:value-type="float" office:value="795129" calcext:value-type="float">
            <text:p>795129</text:p>
          </table:table-cell>
          <table:table-cell table:style-name="Default" office:value-type="float" office:value="12875255" calcext:value-type="float">
            <text:p>12875255</text:p>
          </table:table-cell>
          <table:table-cell table:formula="of:=SUM([.B14]/[.G14])*100" office:value-type="float" office:value="8.81549142133496" calcext:value-type="float">
            <text:p>8.8154914213</text:p>
          </table:table-cell>
          <table:table-cell table:formula="of:=SUM([.C14]/[.B14])*100" office:value-type="float" office:value="53.712675669175" calcext:value-type="float">
            <text:p>53.7126756692</text:p>
          </table:table-cell>
          <table:table-cell table:formula="of:=SUM([.D14]/[.B14])*100" office:value-type="float" office:value="36.7835900255238" calcext:value-type="float">
            <text:p>36.7835900255</text:p>
          </table:table-cell>
          <table:table-cell table:formula="of:=SUM([.E14]/[.B14])*100" office:value-type="float" office:value="27.4607340683003" calcext:value-type="float">
            <text:p>27.4607340683</text:p>
          </table:table-cell>
          <table:table-cell table:formula="of:=SUM([.F14]/[.B14])*100" office:value-type="float" office:value="70.054369229712" calcext:value-type="float">
            <text:p>70.054369229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ndiana</text:p>
          </table:table-cell>
          <table:table-cell table:style-name="ce5" office:value-type="float" office:value="479059" calcext:value-type="float">
            <text:p>479059</text:p>
          </table:table-cell>
          <table:table-cell table:style-name="ce5" office:value-type="float" office:value="253533" calcext:value-type="float">
            <text:p>253533</text:p>
          </table:table-cell>
          <table:table-cell table:style-name="ce5" office:value-type="float" office:value="162798" calcext:value-type="float">
            <text:p>162798</text:p>
          </table:table-cell>
          <table:table-cell table:style-name="ce5" office:value-type="float" office:value="61252" calcext:value-type="float">
            <text:p>61252</text:p>
          </table:table-cell>
          <table:table-cell table:style-name="ce5" office:value-type="float" office:value="405090" calcext:value-type="float">
            <text:p>405090</text:p>
          </table:table-cell>
          <table:table-cell table:style-name="Default" office:value-type="float" office:value="6537334" calcext:value-type="float">
            <text:p>6537334</text:p>
          </table:table-cell>
          <table:table-cell table:formula="of:=SUM([.B15]/[.G15])*100" office:value-type="float" office:value="7.32804840627693" calcext:value-type="float">
            <text:p>7.3280484063</text:p>
          </table:table-cell>
          <table:table-cell table:formula="of:=SUM([.C15]/[.B15])*100" office:value-type="float" office:value="52.9231263790055" calcext:value-type="float">
            <text:p>52.923126379</text:p>
          </table:table-cell>
          <table:table-cell table:formula="of:=SUM([.D15]/[.B15])*100" office:value-type="float" office:value="33.9828705858777" calcext:value-type="float">
            <text:p>33.9828705859</text:p>
          </table:table-cell>
          <table:table-cell table:formula="of:=SUM([.E15]/[.B15])*100" office:value-type="float" office:value="12.7858990228761" calcext:value-type="float">
            <text:p>12.7858990229</text:p>
          </table:table-cell>
          <table:table-cell table:formula="of:=SUM([.F15]/[.B15])*100" office:value-type="float" office:value="84.5595218960504" calcext:value-type="float">
            <text:p>84.559521896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owa</text:p>
          </table:table-cell>
          <table:table-cell table:style-name="ce5" office:value-type="float" office:value="259121" calcext:value-type="float">
            <text:p>259121</text:p>
          </table:table-cell>
          <table:table-cell table:style-name="ce5" office:value-type="float" office:value="135382" calcext:value-type="float">
            <text:p>135382</text:p>
          </table:table-cell>
          <table:table-cell table:style-name="ce5" office:value-type="float" office:value="82345" calcext:value-type="float">
            <text:p>82345</text:p>
          </table:table-cell>
          <table:table-cell table:style-name="ce5" office:value-type="float" office:value="14707" calcext:value-type="float">
            <text:p>14707</text:p>
          </table:table-cell>
          <table:table-cell table:style-name="ce5" office:value-type="float" office:value="236561" calcext:value-type="float">
            <text:p>236561</text:p>
          </table:table-cell>
          <table:table-cell table:style-name="Default" office:value-type="float" office:value="3074186" calcext:value-type="float">
            <text:p>3074186</text:p>
          </table:table-cell>
          <table:table-cell table:formula="of:=SUM([.B16]/[.G16])*100" office:value-type="float" office:value="8.42893045508632" calcext:value-type="float">
            <text:p>8.4289304551</text:p>
          </table:table-cell>
          <table:table-cell table:formula="of:=SUM([.C16]/[.B16])*100" office:value-type="float" office:value="52.2466338120029" calcext:value-type="float">
            <text:p>52.246633812</text:p>
          </table:table-cell>
          <table:table-cell table:formula="of:=SUM([.D16]/[.B16])*100" office:value-type="float" office:value="31.7785899251701" calcext:value-type="float">
            <text:p>31.7785899252</text:p>
          </table:table-cell>
          <table:table-cell table:formula="of:=SUM([.E16]/[.B16])*100" office:value-type="float" office:value="5.6757267840121" calcext:value-type="float">
            <text:p>5.675726784</text:p>
          </table:table-cell>
          <table:table-cell table:formula="of:=SUM([.F16]/[.B16])*100" office:value-type="float" office:value="91.2936427383346" calcext:value-type="float">
            <text:p>91.293642738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ansas</text:p>
          </table:table-cell>
          <table:table-cell table:style-name="ce5" office:value-type="float" office:value="239118" calcext:value-type="float">
            <text:p>239118</text:p>
          </table:table-cell>
          <table:table-cell table:style-name="ce5" office:value-type="float" office:value="125169" calcext:value-type="float">
            <text:p>125169</text:p>
          </table:table-cell>
          <table:table-cell table:style-name="ce5" office:value-type="float" office:value="77194" calcext:value-type="float">
            <text:p>77194</text:p>
          </table:table-cell>
          <table:table-cell table:style-name="ce5" office:value-type="float" office:value="26127" calcext:value-type="float">
            <text:p>26127</text:p>
          </table:table-cell>
          <table:table-cell table:style-name="ce5" office:value-type="float" office:value="204562" calcext:value-type="float">
            <text:p>204562</text:p>
          </table:table-cell>
          <table:table-cell table:style-name="Default" office:value-type="float" office:value="2885905" calcext:value-type="float">
            <text:p>2885905</text:p>
          </table:table-cell>
          <table:table-cell table:formula="of:=SUM([.B17]/[.G17])*100" office:value-type="float" office:value="8.28571973089897" calcext:value-type="float">
            <text:p>8.2857197309</text:p>
          </table:table-cell>
          <table:table-cell table:formula="of:=SUM([.C17]/[.B17])*100" office:value-type="float" office:value="52.3461219983439" calcext:value-type="float">
            <text:p>52.3461219983</text:p>
          </table:table-cell>
          <table:table-cell table:formula="of:=SUM([.D17]/[.B17])*100" office:value-type="float" office:value="32.2828059786382" calcext:value-type="float">
            <text:p>32.2828059786</text:p>
          </table:table-cell>
          <table:table-cell table:formula="of:=SUM([.E17]/[.B17])*100" office:value-type="float" office:value="10.9264045366723" calcext:value-type="float">
            <text:p>10.9264045367</text:p>
          </table:table-cell>
          <table:table-cell table:formula="of:=SUM([.F17]/[.B17])*100" office:value-type="float" office:value="85.5485576159051" calcext:value-type="float">
            <text:p>85.548557615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entucky</text:p>
          </table:table-cell>
          <table:table-cell table:style-name="ce5" office:value-type="float" office:value="331546" calcext:value-type="float">
            <text:p>331546</text:p>
          </table:table-cell>
          <table:table-cell table:style-name="ce5" office:value-type="float" office:value="184154" calcext:value-type="float">
            <text:p>184154</text:p>
          </table:table-cell>
          <table:table-cell table:style-name="ce5" office:value-type="float" office:value="106011" calcext:value-type="float">
            <text:p>106011</text:p>
          </table:table-cell>
          <table:table-cell table:style-name="ce4" office:value-type="float" office:value="27258" calcext:value-type="float">
            <text:p>27258</text:p>
          </table:table-cell>
          <table:table-cell table:style-name="ce5" office:value-type="float" office:value="296155" calcext:value-type="float">
            <text:p>296155</text:p>
          </table:table-cell>
          <table:table-cell table:style-name="Default" office:value-type="float" office:value="4380415" calcext:value-type="float">
            <text:p>4380415</text:p>
          </table:table-cell>
          <table:table-cell table:formula="of:=SUM([.B18]/[.G18])*100" office:value-type="float" office:value="7.56882624134928" calcext:value-type="float">
            <text:p>7.5688262413</text:p>
          </table:table-cell>
          <table:table-cell table:formula="of:=SUM([.C18]/[.B18])*100" office:value-type="float" office:value="55.5440270731663" calcext:value-type="float">
            <text:p>55.5440270732</text:p>
          </table:table-cell>
          <table:table-cell table:formula="of:=SUM([.D18]/[.B18])*100" office:value-type="float" office:value="31.9747486020039" calcext:value-type="float">
            <text:p>31.974748602</text:p>
          </table:table-cell>
          <table:table-cell table:formula="of:=SUM([.E18]/[.B18])*100" office:value-type="float" office:value="8.22148359503659" calcext:value-type="float">
            <text:p>8.221483595</text:p>
          </table:table-cell>
          <table:table-cell table:formula="of:=SUM([.F18]/[.B18])*100" office:value-type="float" office:value="89.3254631333209" calcext:value-type="float">
            <text:p>89.325463133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uisiana</text:p>
          </table:table-cell>
          <table:table-cell table:style-name="ce5" office:value-type="float" office:value="414291" calcext:value-type="float">
            <text:p>414291</text:p>
          </table:table-cell>
          <table:table-cell table:style-name="ce5" office:value-type="float" office:value="215111" calcext:value-type="float">
            <text:p>215111</text:p>
          </table:table-cell>
          <table:table-cell table:style-name="ce5" office:value-type="float" office:value="151114" calcext:value-type="float">
            <text:p>151114</text:p>
          </table:table-cell>
          <table:table-cell table:style-name="ce5" office:value-type="float" office:value="126100" calcext:value-type="float">
            <text:p>126100</text:p>
          </table:table-cell>
          <table:table-cell table:style-name="ce5" office:value-type="float" office:value="277676" calcext:value-type="float">
            <text:p>277676</text:p>
          </table:table-cell>
          <table:table-cell table:style-name="Default" office:value-type="float" office:value="4601893" calcext:value-type="float">
            <text:p>4601893</text:p>
          </table:table-cell>
          <table:table-cell table:formula="of:=SUM([.B19]/[.G19])*100" office:value-type="float" office:value="9.00262131257724" calcext:value-type="float">
            <text:p>9.0026213126</text:p>
          </table:table-cell>
          <table:table-cell table:formula="of:=SUM([.C19]/[.B19])*100" office:value-type="float" office:value="51.9226823657767" calcext:value-type="float">
            <text:p>51.9226823658</text:p>
          </table:table-cell>
          <table:table-cell table:formula="of:=SUM([.D19]/[.B19])*100" office:value-type="float" office:value="36.4753277285773" calcext:value-type="float">
            <text:p>36.4753277286</text:p>
          </table:table-cell>
          <table:table-cell table:formula="of:=SUM([.E19]/[.B19])*100" office:value-type="float" office:value="30.4375426934208" calcext:value-type="float">
            <text:p>30.4375426934</text:p>
          </table:table-cell>
          <table:table-cell table:formula="of:=SUM([.F19]/[.B19])*100" office:value-type="float" office:value="67.0243862405893" calcext:value-type="float">
            <text:p>67.024386240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ine</text:p>
          </table:table-cell>
          <table:table-cell table:style-name="ce5" office:value-type="float" office:value="139570" calcext:value-type="float">
            <text:p>139570</text:p>
          </table:table-cell>
          <table:table-cell table:style-name="ce5" office:value-type="float" office:value="79243" calcext:value-type="float">
            <text:p>79243</text:p>
          </table:table-cell>
          <table:table-cell table:style-name="ce5" office:value-type="float" office:value="42067" calcext:value-type="float">
            <text:p>42067</text:p>
          </table:table-cell>
          <table:table-cell table:style-name="ce5" office:value-type="float" office:value="4339" calcext:value-type="float">
            <text:p>4339</text:p>
          </table:table-cell>
          <table:table-cell table:style-name="ce5" office:value-type="float" office:value="131322" calcext:value-type="float">
            <text:p>131322</text:p>
          </table:table-cell>
          <table:table-cell table:style-name="Default" office:value-type="float" office:value="1329192" calcext:value-type="float">
            <text:p>1329192</text:p>
          </table:table-cell>
          <table:table-cell table:formula="of:=SUM([.B20]/[.G20])*100" office:value-type="float" office:value="10.5003641309909" calcext:value-type="float">
            <text:p>10.500364131</text:p>
          </table:table-cell>
          <table:table-cell table:formula="of:=SUM([.C20]/[.B20])*100" office:value-type="float" office:value="56.7765279071434" calcext:value-type="float">
            <text:p>56.7765279071</text:p>
          </table:table-cell>
          <table:table-cell table:formula="of:=SUM([.D20]/[.B20])*100" office:value-type="float" office:value="30.1404313247833" calcext:value-type="float">
            <text:p>30.1404313248</text:p>
          </table:table-cell>
          <table:table-cell table:formula="of:=SUM([.E20]/[.B20])*100" office:value-type="float" office:value="3.10883427670703" calcext:value-type="float">
            <text:p>3.1088342767</text:p>
          </table:table-cell>
          <table:table-cell table:formula="of:=SUM([.F20]/[.B20])*100" office:value-type="float" office:value="94.090420577488" calcext:value-type="float">
            <text:p>94.090420577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ryland</text:p>
          </table:table-cell>
          <table:table-cell table:style-name="ce5" office:value-type="float" office:value="531953" calcext:value-type="float">
            <text:p>531953</text:p>
          </table:table-cell>
          <table:table-cell table:style-name="ce5" office:value-type="float" office:value="276630" calcext:value-type="float">
            <text:p>276630</text:p>
          </table:table-cell>
          <table:table-cell table:style-name="ce5" office:value-type="float" office:value="209119" calcext:value-type="float">
            <text:p>209119</text:p>
          </table:table-cell>
          <table:table-cell table:style-name="ce5" office:value-type="float" office:value="203394" calcext:value-type="float">
            <text:p>203394</text:p>
          </table:table-cell>
          <table:table-cell table:style-name="ce5" office:value-type="float" office:value="314902" calcext:value-type="float">
            <text:p>314902</text:p>
          </table:table-cell>
          <table:table-cell table:style-name="Default" office:value-type="float" office:value="5884563" calcext:value-type="float">
            <text:p>5884563</text:p>
          </table:table-cell>
          <table:table-cell table:formula="of:=SUM([.B21]/[.G21])*100" office:value-type="float" office:value="9.03980465499307" calcext:value-type="float">
            <text:p>9.039804655</text:p>
          </table:table-cell>
          <table:table-cell table:formula="of:=SUM([.C21]/[.B21])*100" office:value-type="float" office:value="52.0027145255314" calcext:value-type="float">
            <text:p>52.0027145255</text:p>
          </table:table-cell>
          <table:table-cell table:formula="of:=SUM([.D21]/[.B21])*100" office:value-type="float" office:value="39.3115557201482" calcext:value-type="float">
            <text:p>39.3115557201</text:p>
          </table:table-cell>
          <table:table-cell table:formula="of:=SUM([.E21]/[.B21])*100" office:value-type="float" office:value="38.2353328207567" calcext:value-type="float">
            <text:p>38.2353328208</text:p>
          </table:table-cell>
          <table:table-cell table:formula="of:=SUM([.F21]/[.B21])*100" office:value-type="float" office:value="59.1973351029132" calcext:value-type="float">
            <text:p>59.197335102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ssachusetts</text:p>
          </table:table-cell>
          <table:table-cell table:style-name="ce5" office:value-type="float" office:value="607664" calcext:value-type="float">
            <text:p>607664</text:p>
          </table:table-cell>
          <table:table-cell table:style-name="ce5" office:value-type="float" office:value="357158" calcext:value-type="float">
            <text:p>357158</text:p>
          </table:table-cell>
          <table:table-cell table:style-name="ce5" office:value-type="float" office:value="199210" calcext:value-type="float">
            <text:p>199210</text:p>
          </table:table-cell>
          <table:table-cell table:style-name="ce5" office:value-type="float" office:value="89967" calcext:value-type="float">
            <text:p>89967</text:p>
          </table:table-cell>
          <table:table-cell table:style-name="ce5" office:value-type="float" office:value="499959" calcext:value-type="float">
            <text:p>499959</text:p>
          </table:table-cell>
          <table:table-cell table:style-name="Default" office:value-type="float" office:value="6646144" calcext:value-type="float">
            <text:p>6646144</text:p>
          </table:table-cell>
          <table:table-cell table:formula="of:=SUM([.B22]/[.G22])*100" office:value-type="float" office:value="9.14310613793502" calcext:value-type="float">
            <text:p>9.1431061379</text:p>
          </table:table-cell>
          <table:table-cell table:formula="of:=SUM([.C22]/[.B22])*100" office:value-type="float" office:value="58.7755733431633" calcext:value-type="float">
            <text:p>58.7755733432</text:p>
          </table:table-cell>
          <table:table-cell table:formula="of:=SUM([.D22]/[.B22])*100" office:value-type="float" office:value="32.7829195081492" calcext:value-type="float">
            <text:p>32.7829195081</text:p>
          </table:table-cell>
          <table:table-cell table:formula="of:=SUM([.E22]/[.B22])*100" office:value-type="float" office:value="14.8053858711393" calcext:value-type="float">
            <text:p>14.8053858711</text:p>
          </table:table-cell>
          <table:table-cell table:formula="of:=SUM([.F22]/[.B22])*100" office:value-type="float" office:value="82.2755667605782" calcext:value-type="float">
            <text:p>82.275566760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chigan</text:p>
          </table:table-cell>
          <table:table-cell table:style-name="ce5" office:value-type="float" office:value="834087" calcext:value-type="float">
            <text:p>834087</text:p>
          </table:table-cell>
          <table:table-cell table:style-name="ce5" office:value-type="float" office:value="446128" calcext:value-type="float">
            <text:p>446128</text:p>
          </table:table-cell>
          <table:table-cell table:style-name="ce5" office:value-type="float" office:value="306986" calcext:value-type="float">
            <text:p>306986</text:p>
          </table:table-cell>
          <table:table-cell table:style-name="ce5" office:value-type="float" office:value="158946" calcext:value-type="float">
            <text:p>158946</text:p>
          </table:table-cell>
          <table:table-cell table:style-name="ce5" office:value-type="float" office:value="657237" calcext:value-type="float">
            <text:p>657237</text:p>
          </table:table-cell>
          <table:table-cell table:style-name="Default" office:value-type="float" office:value="9883360" calcext:value-type="float">
            <text:p>9883360</text:p>
          </table:table-cell>
          <table:table-cell table:formula="of:=SUM([.B23]/[.G23])*100" office:value-type="float" office:value="8.43930606595328" calcext:value-type="float">
            <text:p>8.439306066</text:p>
          </table:table-cell>
          <table:table-cell table:formula="of:=SUM([.C23]/[.B23])*100" office:value-type="float" office:value="53.4869863695274" calcext:value-type="float">
            <text:p>53.4869863695</text:p>
          </table:table-cell>
          <table:table-cell table:formula="of:=SUM([.D23]/[.B23])*100" office:value-type="float" office:value="36.8050335276776" calcext:value-type="float">
            <text:p>36.8050335277</text:p>
          </table:table-cell>
          <table:table-cell table:formula="of:=SUM([.E23]/[.B23])*100" office:value-type="float" office:value="19.056285495398" calcext:value-type="float">
            <text:p>19.0562854954</text:p>
          </table:table-cell>
          <table:table-cell table:formula="of:=SUM([.F23]/[.B23])*100" office:value-type="float" office:value="78.7971758341756" calcext:value-type="float">
            <text:p>78.797175834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nnesota</text:p>
          </table:table-cell>
          <table:table-cell table:style-name="ce5" office:value-type="float" office:value="489494" calcext:value-type="float">
            <text:p>489494</text:p>
          </table:table-cell>
          <table:table-cell table:style-name="ce5" office:value-type="float" office:value="268710" calcext:value-type="float">
            <text:p>268710</text:p>
          </table:table-cell>
          <table:table-cell table:style-name="ce5" office:value-type="float" office:value="157821" calcext:value-type="float">
            <text:p>157821</text:p>
          </table:table-cell>
          <table:table-cell table:style-name="ce5" office:value-type="float" office:value="47302" calcext:value-type="float">
            <text:p>47302</text:p>
          </table:table-cell>
          <table:table-cell table:style-name="ce5" office:value-type="float" office:value="428716" calcext:value-type="float">
            <text:p>428716</text:p>
          </table:table-cell>
          <table:table-cell table:style-name="Default" office:value-type="float" office:value="5379139" calcext:value-type="float">
            <text:p>5379139</text:p>
          </table:table-cell>
          <table:table-cell table:formula="of:=SUM([.B24]/[.G24])*100" office:value-type="float" office:value="9.09985780252193" calcext:value-type="float">
            <text:p>9.0998578025</text:p>
          </table:table-cell>
          <table:table-cell table:formula="of:=SUM([.C24]/[.B24])*100" office:value-type="float" office:value="54.8954634786126" calcext:value-type="float">
            <text:p>54.8954634786</text:p>
          </table:table-cell>
          <table:table-cell table:formula="of:=SUM([.D24]/[.B24])*100" office:value-type="float" office:value="32.2416617976931" calcext:value-type="float">
            <text:p>32.2416617977</text:p>
          </table:table-cell>
          <table:table-cell table:formula="of:=SUM([.E24]/[.B24])*100" office:value-type="float" office:value="9.66344837730391" calcext:value-type="float">
            <text:p>9.6634483773</text:p>
          </table:table-cell>
          <table:table-cell table:formula="of:=SUM([.F24]/[.B24])*100" office:value-type="float" office:value="87.5835045986263" calcext:value-type="float">
            <text:p>87.583504598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ssissippi</text:p>
          </table:table-cell>
          <table:table-cell table:style-name="ce5" office:value-type="float" office:value="235454" calcext:value-type="float">
            <text:p>235454</text:p>
          </table:table-cell>
          <table:table-cell table:style-name="ce5" office:value-type="float" office:value="125079" calcext:value-type="float">
            <text:p>125079</text:p>
          </table:table-cell>
          <table:table-cell table:style-name="ce5" office:value-type="float" office:value="89159" calcext:value-type="float">
            <text:p>89159</text:p>
          </table:table-cell>
          <table:table-cell table:style-name="ce5" office:value-type="float" office:value="74824" calcext:value-type="float">
            <text:p>74824</text:p>
          </table:table-cell>
          <table:table-cell table:style-name="ce5" office:value-type="float" office:value="155094" calcext:value-type="float">
            <text:p>155094</text:p>
          </table:table-cell>
          <table:table-cell table:style-name="Default" office:value-type="float" office:value="2984926" calcext:value-type="float">
            <text:p>2984926</text:p>
          </table:table-cell>
          <table:table-cell table:formula="of:=SUM([.B25]/[.G25])*100" office:value-type="float" office:value="7.88810174858606" calcext:value-type="float">
            <text:p>7.8881017486</text:p>
          </table:table-cell>
          <table:table-cell table:formula="of:=SUM([.C25]/[.B25])*100" office:value-type="float" office:value="53.1224782760115" calcext:value-type="float">
            <text:p>53.122478276</text:p>
          </table:table-cell>
          <table:table-cell table:formula="of:=SUM([.D25]/[.B25])*100" office:value-type="float" office:value="37.8668444791764" calcext:value-type="float">
            <text:p>37.8668444792</text:p>
          </table:table-cell>
          <table:table-cell table:formula="of:=SUM([.E25]/[.B25])*100" office:value-type="float" office:value="31.7786064369261" calcext:value-type="float">
            <text:p>31.7786064369</text:p>
          </table:table-cell>
          <table:table-cell table:formula="of:=SUM([.F25]/[.B25])*100" office:value-type="float" office:value="65.8701912050762" calcext:value-type="float">
            <text:p>65.870191205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ssouri</text:p>
          </table:table-cell>
          <table:table-cell table:style-name="ce5" office:value-type="float" office:value="491606" calcext:value-type="float">
            <text:p>491606</text:p>
          </table:table-cell>
          <table:table-cell table:style-name="ce5" office:value-type="float" office:value="257948" calcext:value-type="float">
            <text:p>257948</text:p>
          </table:table-cell>
          <table:table-cell table:style-name="ce5" office:value-type="float" office:value="162616" calcext:value-type="float">
            <text:p>162616</text:p>
          </table:table-cell>
          <table:table-cell table:style-name="ce5" office:value-type="float" office:value="61035" calcext:value-type="float">
            <text:p>61035</text:p>
          </table:table-cell>
          <table:table-cell table:style-name="ce5" office:value-type="float" office:value="415972" calcext:value-type="float">
            <text:p>415972</text:p>
          </table:table-cell>
          <table:table-cell table:style-name="Default" office:value-type="float" office:value="6021988" calcext:value-type="float">
            <text:p>6021988</text:p>
          </table:table-cell>
          <table:table-cell table:formula="of:=SUM([.B26]/[.G26])*100" office:value-type="float" office:value="8.16351676555981" calcext:value-type="float">
            <text:p>8.1635167656</text:p>
          </table:table-cell>
          <table:table-cell table:formula="of:=SUM([.C26]/[.B26])*100" office:value-type="float" office:value="52.4704743229334" calcext:value-type="float">
            <text:p>52.4704743229</text:p>
          </table:table-cell>
          <table:table-cell table:formula="of:=SUM([.D26]/[.B26])*100" office:value-type="float" office:value="33.0785222312177" calcext:value-type="float">
            <text:p>33.0785222312</text:p>
          </table:table-cell>
          <table:table-cell table:formula="of:=SUM([.E26]/[.B26])*100" office:value-type="float" office:value="12.4154302429181" calcext:value-type="float">
            <text:p>12.4154302429</text:p>
          </table:table-cell>
          <table:table-cell table:formula="of:=SUM([.F26]/[.B26])*100" office:value-type="float" office:value="84.6149151963158" calcext:value-type="float">
            <text:p>84.614915196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ntana</text:p>
          </table:table-cell>
          <table:table-cell table:style-name="ce5" office:value-type="float" office:value="112419" calcext:value-type="float">
            <text:p>112419</text:p>
          </table:table-cell>
          <table:table-cell table:style-name="ce5" office:value-type="float" office:value="55913" calcext:value-type="float">
            <text:p>55913</text:p>
          </table:table-cell>
          <table:table-cell table:style-name="ce5" office:value-type="float" office:value="35449" calcext:value-type="float">
            <text:p>35449</text:p>
          </table:table-cell>
          <table:table-cell table:style-name="ce5" office:value-type="float" office:value="5578" calcext:value-type="float">
            <text:p>5578</text:p>
          </table:table-cell>
          <table:table-cell table:style-name="ce5" office:value-type="float" office:value="102746" calcext:value-type="float">
            <text:p>102746</text:p>
          </table:table-cell>
          <table:table-cell table:style-name="Default" office:value-type="float" office:value="1005141" calcext:value-type="float">
            <text:p>1005141</text:p>
          </table:table-cell>
          <table:table-cell table:formula="of:=SUM([.B27]/[.G27])*100" office:value-type="float" office:value="11.1844009944873" calcext:value-type="float">
            <text:p>11.1844009945</text:p>
          </table:table-cell>
          <table:table-cell table:formula="of:=SUM([.C27]/[.B27])*100" office:value-type="float" office:value="49.7362545477188" calcext:value-type="float">
            <text:p>49.7362545477</text:p>
          </table:table-cell>
          <table:table-cell table:formula="of:=SUM([.D27]/[.B27])*100" office:value-type="float" office:value="31.532925928891" calcext:value-type="float">
            <text:p>31.5329259289</text:p>
          </table:table-cell>
          <table:table-cell table:formula="of:=SUM([.E27]/[.B27])*100" office:value-type="float" office:value="4.9617947144166" calcext:value-type="float">
            <text:p>4.9617947144</text:p>
          </table:table-cell>
          <table:table-cell table:formula="of:=SUM([.F27]/[.B27])*100" office:value-type="float" office:value="91.3955825972478" calcext:value-type="float">
            <text:p>91.395582597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braska</text:p>
          </table:table-cell>
          <table:table-cell table:style-name="ce5" office:value-type="float" office:value="164089" calcext:value-type="float">
            <text:p>164089</text:p>
          </table:table-cell>
          <table:table-cell table:style-name="ce5" office:value-type="float" office:value="83696" calcext:value-type="float">
            <text:p>83696</text:p>
          </table:table-cell>
          <table:table-cell table:style-name="ce5" office:value-type="float" office:value="51936" calcext:value-type="float">
            <text:p>51936</text:p>
          </table:table-cell>
          <table:table-cell table:style-name="ce5" office:value-type="float" office:value="14571" calcext:value-type="float">
            <text:p>14571</text:p>
          </table:table-cell>
          <table:table-cell table:style-name="ce5" office:value-type="float" office:value="144122" calcext:value-type="float">
            <text:p>144122</text:p>
          </table:table-cell>
          <table:table-cell table:style-name="Default" office:value-type="float" office:value="1855525" calcext:value-type="float">
            <text:p>1855525</text:p>
          </table:table-cell>
          <table:table-cell table:formula="of:=SUM([.B28]/[.G28])*100" office:value-type="float" office:value="8.8432653831126" calcext:value-type="float">
            <text:p>8.8432653831</text:p>
          </table:table-cell>
          <table:table-cell table:formula="of:=SUM([.C28]/[.B28])*100" office:value-type="float" office:value="51.0064660032056" calcext:value-type="float">
            <text:p>51.0064660032</text:p>
          </table:table-cell>
          <table:table-cell table:formula="of:=SUM([.D28]/[.B28])*100" office:value-type="float" office:value="31.6511161625703" calcext:value-type="float">
            <text:p>31.6511161626</text:p>
          </table:table-cell>
          <table:table-cell table:formula="of:=SUM([.E28]/[.B28])*100" office:value-type="float" office:value="8.87993710730152" calcext:value-type="float">
            <text:p>8.8799371073</text:p>
          </table:table-cell>
          <table:table-cell table:formula="of:=SUM([.F28]/[.B28])*100" office:value-type="float" office:value="87.8316035809835" calcext:value-type="float">
            <text:p>87.83160358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vada</text:p>
          </table:table-cell>
          <table:table-cell table:style-name="ce5" office:value-type="float" office:value="227156" calcext:value-type="float">
            <text:p>227156</text:p>
          </table:table-cell>
          <table:table-cell table:style-name="ce5" office:value-type="float" office:value="114057" calcext:value-type="float">
            <text:p>114057</text:p>
          </table:table-cell>
          <table:table-cell table:style-name="ce5" office:value-type="float" office:value="82508" calcext:value-type="float">
            <text:p>82508</text:p>
          </table:table-cell>
          <table:table-cell table:style-name="ce5" office:value-type="float" office:value="71864" calcext:value-type="float">
            <text:p>71864</text:p>
          </table:table-cell>
          <table:table-cell table:style-name="ce5" office:value-type="float" office:value="144944" calcext:value-type="float">
            <text:p>144944</text:p>
          </table:table-cell>
          <table:table-cell table:style-name="Default" office:value-type="float" office:value="2758931" calcext:value-type="float">
            <text:p>2758931</text:p>
          </table:table-cell>
          <table:table-cell table:formula="of:=SUM([.B29]/[.G29])*100" office:value-type="float" office:value="8.23347883654937" calcext:value-type="float">
            <text:p>8.2334788365</text:p>
          </table:table-cell>
          <table:table-cell table:formula="of:=SUM([.C29]/[.B29])*100" office:value-type="float" office:value="50.2108683019599" calcext:value-type="float">
            <text:p>50.210868302</text:p>
          </table:table-cell>
          <table:table-cell table:formula="of:=SUM([.D29]/[.B29])*100" office:value-type="float" office:value="36.3221750691155" calcext:value-type="float">
            <text:p>36.3221750691</text:p>
          </table:table-cell>
          <table:table-cell table:formula="of:=SUM([.E29]/[.B29])*100" office:value-type="float" office:value="31.6364084593847" calcext:value-type="float">
            <text:p>31.6364084594</text:p>
          </table:table-cell>
          <table:table-cell table:formula="of:=SUM([.F29]/[.B29])*100" office:value-type="float" office:value="63.8081318565215" calcext:value-type="float">
            <text:p>63.808131856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 Hampshire</text:p>
          </table:table-cell>
          <table:table-cell table:style-name="ce5" office:value-type="float" office:value="131638" calcext:value-type="float">
            <text:p>131638</text:p>
          </table:table-cell>
          <table:table-cell table:style-name="ce5" office:value-type="float" office:value="76716" calcext:value-type="float">
            <text:p>76716</text:p>
          </table:table-cell>
          <table:table-cell table:style-name="ce5" office:value-type="float" office:value="38525" calcext:value-type="float">
            <text:p>38525</text:p>
          </table:table-cell>
          <table:table-cell table:style-name="ce5" office:value-type="float" office:value="6111" calcext:value-type="float">
            <text:p>6111</text:p>
          </table:table-cell>
          <table:table-cell table:style-name="ce5" office:value-type="float" office:value="121297" calcext:value-type="float">
            <text:p>121297</text:p>
          </table:table-cell>
          <table:table-cell table:style-name="Default" office:value-type="float" office:value="1320718" calcext:value-type="float">
            <text:p>1320718</text:p>
          </table:table-cell>
          <table:table-cell table:formula="of:=SUM([.B30]/[.G30])*100" office:value-type="float" office:value="9.96715422974473" calcext:value-type="float">
            <text:p>9.9671542297</text:p>
          </table:table-cell>
          <table:table-cell table:formula="of:=SUM([.C30]/[.B30])*100" office:value-type="float" office:value="58.2780048314317" calcext:value-type="float">
            <text:p>58.2780048314</text:p>
          </table:table-cell>
          <table:table-cell table:formula="of:=SUM([.D30]/[.B30])*100" office:value-type="float" office:value="29.2658654795728" calcext:value-type="float">
            <text:p>29.2658654796</text:p>
          </table:table-cell>
          <table:table-cell table:formula="of:=SUM([.E30]/[.B30])*100" office:value-type="float" office:value="4.64227654628603" calcext:value-type="float">
            <text:p>4.6422765463</text:p>
          </table:table-cell>
          <table:table-cell table:formula="of:=SUM([.F30]/[.B30])*100" office:value-type="float" office:value="92.1443656087148" calcext:value-type="float">
            <text:p>92.144365608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 Jersey</text:p>
          </table:table-cell>
          <table:table-cell table:style-name="ce5" office:value-type="float" office:value="792088" calcext:value-type="float">
            <text:p>792088</text:p>
          </table:table-cell>
          <table:table-cell table:style-name="ce5" office:value-type="float" office:value="464592" calcext:value-type="float">
            <text:p>464592</text:p>
          </table:table-cell>
          <table:table-cell table:style-name="ce5" office:value-type="float" office:value="252944" calcext:value-type="float">
            <text:p>252944</text:p>
          </table:table-cell>
          <table:table-cell table:style-name="ce5" office:value-type="float" office:value="237242" calcext:value-type="float">
            <text:p>237242</text:p>
          </table:table-cell>
          <table:table-cell table:style-name="ce5" office:value-type="float" office:value="533808" calcext:value-type="float">
            <text:p>533808</text:p>
          </table:table-cell>
          <table:table-cell table:style-name="Default" office:value-type="float" office:value="8864590" calcext:value-type="float">
            <text:p>8864590</text:p>
          </table:table-cell>
          <table:table-cell table:formula="of:=SUM([.B31]/[.G31])*100" office:value-type="float" office:value="8.93541607677287" calcext:value-type="float">
            <text:p>8.9354160768</text:p>
          </table:table-cell>
          <table:table-cell table:formula="of:=SUM([.C31]/[.B31])*100" office:value-type="float" office:value="58.6540889396128" calcext:value-type="float">
            <text:p>58.6540889396</text:p>
          </table:table-cell>
          <table:table-cell table:formula="of:=SUM([.D31]/[.B31])*100" office:value-type="float" office:value="31.9338255345366" calcext:value-type="float">
            <text:p>31.9338255345</text:p>
          </table:table-cell>
          <table:table-cell table:formula="of:=SUM([.E31]/[.B31])*100" office:value-type="float" office:value="29.9514700386826" calcext:value-type="float">
            <text:p>29.9514700387</text:p>
          </table:table-cell>
          <table:table-cell table:formula="of:=SUM([.F31]/[.B31])*100" office:value-type="float" office:value="67.3925119431174" calcext:value-type="float">
            <text:p>67.392511943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 Mexico</text:p>
          </table:table-cell>
          <table:table-cell table:style-name="ce5" office:value-type="float" office:value="151363" calcext:value-type="float">
            <text:p>151363</text:p>
          </table:table-cell>
          <table:table-cell table:style-name="ce5" office:value-type="float" office:value="71132" calcext:value-type="float">
            <text:p>71132</text:p>
          </table:table-cell>
          <table:table-cell table:style-name="ce5" office:value-type="float" office:value="59044" calcext:value-type="float">
            <text:p>59044</text:p>
          </table:table-cell>
          <table:table-cell table:style-name="ce5" office:value-type="float" office:value="60622" calcext:value-type="float">
            <text:p>60622</text:p>
          </table:table-cell>
          <table:table-cell table:style-name="ce5" office:value-type="float" office:value="83857" calcext:value-type="float">
            <text:p>83857</text:p>
          </table:table-cell>
          <table:table-cell table:style-name="Default" office:value-type="float" office:value="2085538" calcext:value-type="float">
            <text:p>2085538</text:p>
          </table:table-cell>
          <table:table-cell table:formula="of:=SUM([.B32]/[.G32])*100" office:value-type="float" office:value="7.2577435654493" calcext:value-type="float">
            <text:p>7.2577435654</text:p>
          </table:table-cell>
          <table:table-cell table:formula="of:=SUM([.C32]/[.B32])*100" office:value-type="float" office:value="46.9943116877969" calcext:value-type="float">
            <text:p>46.9943116878</text:p>
          </table:table-cell>
          <table:table-cell table:formula="of:=SUM([.D32]/[.B32])*100" office:value-type="float" office:value="39.0082120465371" calcext:value-type="float">
            <text:p>39.0082120465</text:p>
          </table:table-cell>
          <table:table-cell table:formula="of:=SUM([.E32]/[.B32])*100" office:value-type="float" office:value="40.0507389520557" calcext:value-type="float">
            <text:p>40.0507389521</text:p>
          </table:table-cell>
          <table:table-cell table:formula="of:=SUM([.F32]/[.B32])*100" office:value-type="float" office:value="55.4012539392058" calcext:value-type="float">
            <text:p>55.401253939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 York</text:p>
          </table:table-cell>
          <table:table-cell table:style-name="ce5" office:value-type="float" office:value="2008988" calcext:value-type="float">
            <text:p>2008988</text:p>
          </table:table-cell>
          <table:table-cell table:style-name="ce5" office:value-type="float" office:value="1139910" calcext:value-type="float">
            <text:p>1139910</text:p>
          </table:table-cell>
          <table:table-cell table:style-name="ce5" office:value-type="float" office:value="725709" calcext:value-type="float">
            <text:p>725709</text:p>
          </table:table-cell>
          <table:table-cell table:style-name="ce5" office:value-type="float" office:value="709021" calcext:value-type="float">
            <text:p>709021</text:p>
          </table:table-cell>
          <table:table-cell table:style-name="ce5" office:value-type="float" office:value="1248304" calcext:value-type="float">
            <text:p>1248304</text:p>
          </table:table-cell>
          <table:table-cell table:style-name="Default" office:value-type="float" office:value="19570261" calcext:value-type="float">
            <text:p>19570261</text:p>
          </table:table-cell>
          <table:table-cell table:formula="of:=SUM([.B33]/[.G33])*100" office:value-type="float" office:value="10.2655145989111" calcext:value-type="float">
            <text:p>10.2655145989</text:p>
          </table:table-cell>
          <table:table-cell table:formula="of:=SUM([.C33]/[.B33])*100" office:value-type="float" office:value="56.7405081563454" calcext:value-type="float">
            <text:p>56.7405081563</text:p>
          </table:table-cell>
          <table:table-cell table:formula="of:=SUM([.D33]/[.B33])*100" office:value-type="float" office:value="36.1231127313852" calcext:value-type="float">
            <text:p>36.1231127314</text:p>
          </table:table-cell>
          <table:table-cell table:formula="of:=SUM([.E33]/[.B33])*100" office:value-type="float" office:value="35.2924457488049" calcext:value-type="float">
            <text:p>35.2924457488</text:p>
          </table:table-cell>
          <table:table-cell table:formula="of:=SUM([.F33]/[.B33])*100" office:value-type="float" office:value="62.1359609913051" calcext:value-type="float">
            <text:p>62.135960991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orth Carolina</text:p>
          </table:table-cell>
          <table:table-cell table:style-name="ce5" office:value-type="float" office:value="805985" calcext:value-type="float">
            <text:p>805985</text:p>
          </table:table-cell>
          <table:table-cell table:style-name="ce5" office:value-type="float" office:value="435677" calcext:value-type="float">
            <text:p>435677</text:p>
          </table:table-cell>
          <table:table-cell table:style-name="ce5" office:value-type="float" office:value="287058" calcext:value-type="float">
            <text:p>287058</text:p>
          </table:table-cell>
          <table:table-cell table:style-name="ce5" office:value-type="float" office:value="183380" calcext:value-type="float">
            <text:p>183380</text:p>
          </table:table-cell>
          <table:table-cell table:style-name="ce5" office:value-type="float" office:value="603182" calcext:value-type="float">
            <text:p>603182</text:p>
          </table:table-cell>
          <table:table-cell table:style-name="Default" office:value-type="float" office:value="9752073" calcext:value-type="float">
            <text:p>9752073</text:p>
          </table:table-cell>
          <table:table-cell table:formula="of:=SUM([.B34]/[.G34])*100" office:value-type="float" office:value="8.26475560632083" calcext:value-type="float">
            <text:p>8.2647556063</text:p>
          </table:table-cell>
          <table:table-cell table:formula="of:=SUM([.C34]/[.B34])*100" office:value-type="float" office:value="54.0552243528105" calcext:value-type="float">
            <text:p>54.0552243528</text:p>
          </table:table-cell>
          <table:table-cell table:formula="of:=SUM([.D34]/[.B34])*100" office:value-type="float" office:value="35.6157993014758" calcext:value-type="float">
            <text:p>35.6157993015</text:p>
          </table:table-cell>
          <table:table-cell table:formula="of:=SUM([.E34]/[.B34])*100" office:value-type="float" office:value="22.7522844717954" calcext:value-type="float">
            <text:p>22.7522844718</text:p>
          </table:table-cell>
          <table:table-cell table:formula="of:=SUM([.F34]/[.B34])*100" office:value-type="float" office:value="74.837869191114" calcext:value-type="float">
            <text:p>74.83786919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orth Dakota</text:p>
          </table:table-cell>
          <table:table-cell table:style-name="ce5" office:value-type="float" office:value="68270" calcext:value-type="float">
            <text:p>68270</text:p>
          </table:table-cell>
          <table:table-cell table:style-name="ce5" office:value-type="float" office:value="37016" calcext:value-type="float">
            <text:p>37016</text:p>
          </table:table-cell>
          <table:table-cell table:style-name="ce5" office:value-type="float" office:value="20316" calcext:value-type="float">
            <text:p>20316</text:p>
          </table:table-cell>
          <table:table-cell table:style-name="ce5" office:value-type="float" office:value="3190" calcext:value-type="float">
            <text:p>3190</text:p>
          </table:table-cell>
          <table:table-cell table:style-name="ce5" office:value-type="float" office:value="62271" calcext:value-type="float">
            <text:p>62271</text:p>
          </table:table-cell>
          <table:table-cell table:style-name="Default" office:value-type="float" office:value="699628" calcext:value-type="float">
            <text:p>699628</text:p>
          </table:table-cell>
          <table:table-cell table:formula="of:=SUM([.B35]/[.G35])*100" office:value-type="float" office:value="9.75804284562653" calcext:value-type="float">
            <text:p>9.7580428456</text:p>
          </table:table-cell>
          <table:table-cell table:formula="of:=SUM([.C35]/[.B35])*100" office:value-type="float" office:value="54.2200087886334" calcext:value-type="float">
            <text:p>54.2200087886</text:p>
          </table:table-cell>
          <table:table-cell table:formula="of:=SUM([.D35]/[.B35])*100" office:value-type="float" office:value="29.7583125823934" calcext:value-type="float">
            <text:p>29.7583125824</text:p>
          </table:table-cell>
          <table:table-cell table:formula="of:=SUM([.E35]/[.B35])*100" office:value-type="float" office:value="4.6726234070602" calcext:value-type="float">
            <text:p>4.6726234071</text:p>
          </table:table-cell>
          <table:table-cell table:formula="of:=SUM([.F35]/[.B35])*100" office:value-type="float" office:value="91.2128314047166" calcext:value-type="float">
            <text:p>91.212831404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hio</text:p>
          </table:table-cell>
          <table:table-cell table:style-name="ce5" office:value-type="float" office:value="904814" calcext:value-type="float">
            <text:p>904814</text:p>
          </table:table-cell>
          <table:table-cell table:style-name="ce5" office:value-type="float" office:value="510078" calcext:value-type="float">
            <text:p>510078</text:p>
          </table:table-cell>
          <table:table-cell table:style-name="ce5" office:value-type="float" office:value="306824" calcext:value-type="float">
            <text:p>306824</text:p>
          </table:table-cell>
          <table:table-cell table:style-name="ce5" office:value-type="float" office:value="122653" calcext:value-type="float">
            <text:p>122653</text:p>
          </table:table-cell>
          <table:table-cell table:style-name="ce5" office:value-type="float" office:value="759569" calcext:value-type="float">
            <text:p>759569</text:p>
          </table:table-cell>
          <table:table-cell table:style-name="Default" office:value-type="float" office:value="11544225" calcext:value-type="float">
            <text:p>11544225</text:p>
          </table:table-cell>
          <table:table-cell table:formula="of:=SUM([.B36]/[.G36])*100" office:value-type="float" office:value="7.83780634906198" calcext:value-type="float">
            <text:p>7.8378063491</text:p>
          </table:table-cell>
          <table:table-cell table:formula="of:=SUM([.C36]/[.B36])*100" office:value-type="float" office:value="56.373796161421" calcext:value-type="float">
            <text:p>56.3737961614</text:p>
          </table:table-cell>
          <table:table-cell table:formula="of:=SUM([.D36]/[.B36])*100" office:value-type="float" office:value="33.9101738036768" calcext:value-type="float">
            <text:p>33.9101738037</text:p>
          </table:table-cell>
          <table:table-cell table:formula="of:=SUM([.E36]/[.B36])*100" office:value-type="float" office:value="13.5556036931347" calcext:value-type="float">
            <text:p>13.5556036931</text:p>
          </table:table-cell>
          <table:table-cell table:formula="of:=SUM([.F36]/[.B36])*100" office:value-type="float" office:value="83.9475295475092" calcext:value-type="float">
            <text:p>83.947529547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klahoma</text:p>
          </table:table-cell>
          <table:table-cell table:style-name="ce5" office:value-type="float" office:value="327229" calcext:value-type="float">
            <text:p>327229</text:p>
          </table:table-cell>
          <table:table-cell table:style-name="ce5" office:value-type="float" office:value="174395" calcext:value-type="float">
            <text:p>174395</text:p>
          </table:table-cell>
          <table:table-cell table:style-name="ce5" office:value-type="float" office:value="105168" calcext:value-type="float">
            <text:p>105168</text:p>
          </table:table-cell>
          <table:table-cell table:style-name="ce5" office:value-type="float" office:value="64875" calcext:value-type="float">
            <text:p>64875</text:p>
          </table:table-cell>
          <table:table-cell table:style-name="ce5" office:value-type="float" office:value="249027" calcext:value-type="float">
            <text:p>249027</text:p>
          </table:table-cell>
          <table:table-cell table:style-name="Default" office:value-type="float" office:value="3814820" calcext:value-type="float">
            <text:p>3814820</text:p>
          </table:table-cell>
          <table:table-cell table:formula="of:=SUM([.B37]/[.G37])*100" office:value-type="float" office:value="8.57783591362109" calcext:value-type="float">
            <text:p>8.5778359136</text:p>
          </table:table-cell>
          <table:table-cell table:formula="of:=SUM([.C37]/[.B37])*100" office:value-type="float" office:value="53.2944818460467" calcext:value-type="float">
            <text:p>53.294481846</text:p>
          </table:table-cell>
          <table:table-cell table:formula="of:=SUM([.D37]/[.B37])*100" office:value-type="float" office:value="32.1389607889276" calcext:value-type="float">
            <text:p>32.1389607889</text:p>
          </table:table-cell>
          <table:table-cell table:formula="of:=SUM([.E37]/[.B37])*100" office:value-type="float" office:value="19.8255655825126" calcext:value-type="float">
            <text:p>19.8255655825</text:p>
          </table:table-cell>
          <table:table-cell table:formula="of:=SUM([.F37]/[.B37])*100" office:value-type="float" office:value="76.1017513728918" calcext:value-type="float">
            <text:p>76.101751372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regon</text:p>
          </table:table-cell>
          <table:table-cell table:style-name="ce5" office:value-type="float" office:value="339305" calcext:value-type="float">
            <text:p>339305</text:p>
          </table:table-cell>
          <table:table-cell table:style-name="ce5" office:value-type="float" office:value="165691" calcext:value-type="float">
            <text:p>165691</text:p>
          </table:table-cell>
          <table:table-cell table:style-name="ce5" office:value-type="float" office:value="123015" calcext:value-type="float">
            <text:p>123015</text:p>
          </table:table-cell>
          <table:table-cell table:style-name="ce5" office:value-type="float" office:value="41456" calcext:value-type="float">
            <text:p>41456</text:p>
          </table:table-cell>
          <table:table-cell table:style-name="ce5" office:value-type="float" office:value="285028" calcext:value-type="float">
            <text:p>285028</text:p>
          </table:table-cell>
          <table:table-cell table:style-name="Default" office:value-type="float" office:value="3899353" calcext:value-type="float">
            <text:p>3899353</text:p>
          </table:table-cell>
          <table:table-cell table:formula="of:=SUM([.B38]/[.G38])*100" office:value-type="float" office:value="8.70157177357372" calcext:value-type="float">
            <text:p>8.7015717736</text:p>
          </table:table-cell>
          <table:table-cell table:formula="of:=SUM([.C38]/[.B38])*100" office:value-type="float" office:value="48.8324663650698" calcext:value-type="float">
            <text:p>48.8324663651</text:p>
          </table:table-cell>
          <table:table-cell table:formula="of:=SUM([.D38]/[.B38])*100" office:value-type="float" office:value="36.2549918215175" calcext:value-type="float">
            <text:p>36.2549918215</text:p>
          </table:table-cell>
          <table:table-cell table:formula="of:=SUM([.E38]/[.B38])*100" office:value-type="float" office:value="12.2179160342465" calcext:value-type="float">
            <text:p>12.2179160342</text:p>
          </table:table-cell>
          <table:table-cell table:formula="of:=SUM([.F38]/[.B38])*100" office:value-type="float" office:value="84.0034776970572" calcext:value-type="float">
            <text:p>84.003477697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nnsylvania</text:p>
          </table:table-cell>
          <table:table-cell table:style-name="ce5" office:value-type="float" office:value="975453" calcext:value-type="float">
            <text:p>975453</text:p>
          </table:table-cell>
          <table:table-cell table:style-name="ce5" office:value-type="float" office:value="579400" calcext:value-type="float">
            <text:p>579400</text:p>
          </table:table-cell>
          <table:table-cell table:style-name="ce5" office:value-type="float" office:value="304803" calcext:value-type="float">
            <text:p>304803</text:p>
          </table:table-cell>
          <table:table-cell table:style-name="ce5" office:value-type="float" office:value="131512" calcext:value-type="float">
            <text:p>131512</text:p>
          </table:table-cell>
          <table:table-cell table:style-name="ce5" office:value-type="float" office:value="818858" calcext:value-type="float">
            <text:p>818858</text:p>
          </table:table-cell>
          <table:table-cell table:style-name="Default" office:value-type="float" office:value="12763536" calcext:value-type="float">
            <text:p>12763536</text:p>
          </table:table-cell>
          <table:table-cell table:formula="of:=SUM([.B39]/[.G39])*100" office:value-type="float" office:value="7.64249812904512" calcext:value-type="float">
            <text:p>7.642498129</text:p>
          </table:table-cell>
          <table:table-cell table:formula="of:=SUM([.C39]/[.B39])*100" office:value-type="float" office:value="59.3980437806845" calcext:value-type="float">
            <text:p>59.3980437807</text:p>
          </table:table-cell>
          <table:table-cell table:formula="of:=SUM([.D39]/[.B39])*100" office:value-type="float" office:value="31.2473281644528" calcext:value-type="float">
            <text:p>31.2473281645</text:p>
          </table:table-cell>
          <table:table-cell table:formula="of:=SUM([.E39]/[.B39])*100" office:value-type="float" office:value="13.4821462438477" calcext:value-type="float">
            <text:p>13.4821462438</text:p>
          </table:table-cell>
          <table:table-cell table:formula="of:=SUM([.F39]/[.B39])*100" office:value-type="float" office:value="83.9464330931373" calcext:value-type="float">
            <text:p>83.946433093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hode Island</text:p>
          </table:table-cell>
          <table:table-cell table:style-name="ce5" office:value-type="float" office:value="94642" calcext:value-type="float">
            <text:p>94642</text:p>
          </table:table-cell>
          <table:table-cell table:style-name="ce5" office:value-type="float" office:value="54651" calcext:value-type="float">
            <text:p>54651</text:p>
          </table:table-cell>
          <table:table-cell table:style-name="ce5" office:value-type="float" office:value="30484" calcext:value-type="float">
            <text:p>30484</text:p>
          </table:table-cell>
          <table:table-cell table:style-name="ce5" office:value-type="float" office:value="14737" calcext:value-type="float">
            <text:p>14737</text:p>
          </table:table-cell>
          <table:table-cell table:style-name="ce5" office:value-type="float" office:value="77042" calcext:value-type="float">
            <text:p>77042</text:p>
          </table:table-cell>
          <table:table-cell table:style-name="Default" office:value-type="float" office:value="1050292" calcext:value-type="float">
            <text:p>1050292</text:p>
          </table:table-cell>
          <table:table-cell table:formula="of:=SUM([.B40]/[.G40])*100" office:value-type="float" office:value="9.01101788835867" calcext:value-type="float">
            <text:p>9.0110178884</text:p>
          </table:table-cell>
          <table:table-cell table:formula="of:=SUM([.C40]/[.B40])*100" office:value-type="float" office:value="57.7449758035545" calcext:value-type="float">
            <text:p>57.7449758036</text:p>
          </table:table-cell>
          <table:table-cell table:formula="of:=SUM([.D40]/[.B40])*100" office:value-type="float" office:value="32.2098011453689" calcext:value-type="float">
            <text:p>32.2098011454</text:p>
          </table:table-cell>
          <table:table-cell table:formula="of:=SUM([.E40]/[.B40])*100" office:value-type="float" office:value="15.5713108345132" calcext:value-type="float">
            <text:p>15.5713108345</text:p>
          </table:table-cell>
          <table:table-cell table:formula="of:=SUM([.F40]/[.B40])*100" office:value-type="float" office:value="81.403605164726" calcext:value-type="float">
            <text:p>81.403605164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outh Carolina</text:p>
          </table:table-cell>
          <table:table-cell table:style-name="ce5" office:value-type="float" office:value="367726" calcext:value-type="float">
            <text:p>367726</text:p>
          </table:table-cell>
          <table:table-cell table:style-name="ce5" office:value-type="float" office:value="202446" calcext:value-type="float">
            <text:p>202446</text:p>
          </table:table-cell>
          <table:table-cell table:style-name="ce5" office:value-type="float" office:value="131856" calcext:value-type="float">
            <text:p>131856</text:p>
          </table:table-cell>
          <table:table-cell table:style-name="ce5" office:value-type="float" office:value="83233" calcext:value-type="float">
            <text:p>83233</text:p>
          </table:table-cell>
          <table:table-cell table:style-name="ce5" office:value-type="float" office:value="276269" calcext:value-type="float">
            <text:p>276269</text:p>
          </table:table-cell>
          <table:table-cell table:style-name="Default" office:value-type="float" office:value="4723723" calcext:value-type="float">
            <text:p>4723723</text:p>
          </table:table-cell>
          <table:table-cell table:formula="of:=SUM([.B41]/[.G41])*100" office:value-type="float" office:value="7.78466476548265" calcext:value-type="float">
            <text:p>7.7846647655</text:p>
          </table:table-cell>
          <table:table-cell table:formula="of:=SUM([.C41]/[.B41])*100" office:value-type="float" office:value="55.0534909144309" calcext:value-type="float">
            <text:p>55.0534909144</text:p>
          </table:table-cell>
          <table:table-cell table:formula="of:=SUM([.D41]/[.B41])*100" office:value-type="float" office:value="35.8571327564545" calcext:value-type="float">
            <text:p>35.8571327565</text:p>
          </table:table-cell>
          <table:table-cell table:formula="of:=SUM([.E41]/[.B41])*100" office:value-type="float" office:value="22.6345159167424" calcext:value-type="float">
            <text:p>22.6345159167</text:p>
          </table:table-cell>
          <table:table-cell table:formula="of:=SUM([.F41]/[.B41])*100" office:value-type="float" office:value="75.1290362933271" calcext:value-type="float">
            <text:p>75.129036293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outh Dakota</text:p>
          </table:table-cell>
          <table:table-cell table:style-name="ce5" office:value-type="float" office:value="81314" calcext:value-type="float">
            <text:p>81314</text:p>
          </table:table-cell>
          <table:table-cell table:style-name="ce4" office:value-type="float" office:value="42418" calcext:value-type="float">
            <text:p>42418</text:p>
          </table:table-cell>
          <table:table-cell table:style-name="ce5" office:value-type="float" office:value="23722" calcext:value-type="float">
            <text:p>23722</text:p>
          </table:table-cell>
          <table:table-cell table:style-name="ce5" office:value-type="float" office:value="4101" calcext:value-type="float">
            <text:p>4101</text:p>
          </table:table-cell>
          <table:table-cell table:style-name="ce5" office:value-type="float" office:value="74228" calcext:value-type="float">
            <text:p>74228</text:p>
          </table:table-cell>
          <table:table-cell table:style-name="Default" office:value-type="float" office:value="833354" calcext:value-type="float">
            <text:p>833354</text:p>
          </table:table-cell>
          <table:table-cell table:formula="of:=SUM([.B42]/[.G42])*100" office:value-type="float" office:value="9.75743801553722" calcext:value-type="float">
            <text:p>9.7574380155</text:p>
          </table:table-cell>
          <table:table-cell table:formula="of:=SUM([.C42]/[.B42])*100" office:value-type="float" office:value="52.1656787269105" calcext:value-type="float">
            <text:p>52.1656787269</text:p>
          </table:table-cell>
          <table:table-cell table:formula="of:=SUM([.D42]/[.B42])*100" office:value-type="float" office:value="29.1733280861844" calcext:value-type="float">
            <text:p>29.1733280862</text:p>
          </table:table-cell>
          <table:table-cell table:formula="of:=SUM([.E42]/[.B42])*100" office:value-type="float" office:value="5.04341195858032" calcext:value-type="float">
            <text:p>5.0434119586</text:p>
          </table:table-cell>
          <table:table-cell table:formula="of:=SUM([.F42]/[.B42])*100" office:value-type="float" office:value="91.2856334702511" calcext:value-type="float">
            <text:p>91.285633470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ennessee</text:p>
          </table:table-cell>
          <table:table-cell table:style-name="ce5" office:value-type="float" office:value="550453" calcext:value-type="float">
            <text:p>550453</text:p>
          </table:table-cell>
          <table:table-cell table:style-name="ce5" office:value-type="float" office:value="302249" calcext:value-type="float">
            <text:p>302249</text:p>
          </table:table-cell>
          <table:table-cell table:style-name="ce5" office:value-type="float" office:value="195694" calcext:value-type="float">
            <text:p>195694</text:p>
          </table:table-cell>
          <table:table-cell table:style-name="ce5" office:value-type="float" office:value="105234" calcext:value-type="float">
            <text:p>105234</text:p>
          </table:table-cell>
          <table:table-cell table:style-name="ce5" office:value-type="float" office:value="434025" calcext:value-type="float">
            <text:p>434025</text:p>
          </table:table-cell>
          <table:table-cell table:style-name="Default" office:value-type="float" office:value="6456243" calcext:value-type="float">
            <text:p>6456243</text:p>
          </table:table-cell>
          <table:table-cell table:formula="of:=SUM([.B43]/[.G43])*100" office:value-type="float" office:value="8.52590275799718" calcext:value-type="float">
            <text:p>8.525902758</text:p>
          </table:table-cell>
          <table:table-cell table:formula="of:=SUM([.C43]/[.B43])*100" office:value-type="float" office:value="54.9091384732211" calcext:value-type="float">
            <text:p>54.9091384732</text:p>
          </table:table-cell>
          <table:table-cell table:formula="of:=SUM([.D43]/[.B43])*100" office:value-type="float" office:value="35.551445809179" calcext:value-type="float">
            <text:p>35.5514458092</text:p>
          </table:table-cell>
          <table:table-cell table:formula="of:=SUM([.E43]/[.B43])*100" office:value-type="float" office:value="19.11770850554" calcext:value-type="float">
            <text:p>19.1177085055</text:p>
          </table:table-cell>
          <table:table-cell table:formula="of:=SUM([.F43]/[.B43])*100" office:value-type="float" office:value="78.8486937122697" calcext:value-type="float">
            <text:p>78.848693712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exas</text:p>
          </table:table-cell>
          <table:table-cell table:style-name="ce5" office:value-type="float" office:value="2356748" calcext:value-type="float">
            <text:p>2356748</text:p>
          </table:table-cell>
          <table:table-cell table:style-name="ce5" office:value-type="float" office:value="1251696" calcext:value-type="float">
            <text:p>1251696</text:p>
          </table:table-cell>
          <table:table-cell table:style-name="ce5" office:value-type="float" office:value="866678" calcext:value-type="float">
            <text:p>866678</text:p>
          </table:table-cell>
          <table:table-cell table:style-name="ce5" office:value-type="float" office:value="1070392" calcext:value-type="float">
            <text:p>1070392</text:p>
          </table:table-cell>
          <table:table-cell table:style-name="ce5" office:value-type="float" office:value="1224845" calcext:value-type="float">
            <text:p>1224845</text:p>
          </table:table-cell>
          <table:table-cell table:style-name="Default" office:value-type="float" office:value="26059203" calcext:value-type="float">
            <text:p>26059203</text:p>
          </table:table-cell>
          <table:table-cell table:formula="of:=SUM([.B44]/[.G44])*100" office:value-type="float" office:value="9.04382225350484" calcext:value-type="float">
            <text:p>9.0438222535</text:p>
          </table:table-cell>
          <table:table-cell table:formula="of:=SUM([.C44]/[.B44])*100" office:value-type="float" office:value="53.1111514680399" calcext:value-type="float">
            <text:p>53.111151468</text:p>
          </table:table-cell>
          <table:table-cell table:formula="of:=SUM([.D44]/[.B44])*100" office:value-type="float" office:value="36.7743178311809" calcext:value-type="float">
            <text:p>36.7743178312</text:p>
          </table:table-cell>
          <table:table-cell table:formula="of:=SUM([.E44]/[.B44])*100" office:value-type="float" office:value="45.4181779299272" calcext:value-type="float">
            <text:p>45.4181779299</text:p>
          </table:table-cell>
          <table:table-cell table:formula="of:=SUM([.F44]/[.B44])*100" office:value-type="float" office:value="51.9718272806426" calcext:value-type="float">
            <text:p>51.971827280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tah</text:p>
          </table:table-cell>
          <table:table-cell table:style-name="ce5" office:value-type="float" office:value="251419" calcext:value-type="float">
            <text:p>251419</text:p>
          </table:table-cell>
          <table:table-cell table:style-name="ce5" office:value-type="float" office:value="132163" calcext:value-type="float">
            <text:p>132163</text:p>
          </table:table-cell>
          <table:table-cell table:style-name="ce5" office:value-type="float" office:value="76269" calcext:value-type="float">
            <text:p>76269</text:p>
          </table:table-cell>
          <table:table-cell table:style-name="ce5" office:value-type="float" office:value="24423" calcext:value-type="float">
            <text:p>24423</text:p>
          </table:table-cell>
          <table:table-cell table:style-name="ce5" office:value-type="float" office:value="218826" calcext:value-type="float">
            <text:p>218826</text:p>
          </table:table-cell>
          <table:table-cell table:style-name="Default" office:value-type="float" office:value="2855287" calcext:value-type="float">
            <text:p>2855287</text:p>
          </table:table-cell>
          <table:table-cell table:formula="of:=SUM([.B45]/[.G45])*100" office:value-type="float" office:value="8.80538453752635" calcext:value-type="float">
            <text:p>8.8053845375</text:p>
          </table:table-cell>
          <table:table-cell table:formula="of:=SUM([.C45]/[.B45])*100" office:value-type="float" office:value="52.5668306691221" calcext:value-type="float">
            <text:p>52.5668306691</text:p>
          </table:table-cell>
          <table:table-cell table:formula="of:=SUM([.D45]/[.B45])*100" office:value-type="float" office:value="30.3354161777749" calcext:value-type="float">
            <text:p>30.3354161778</text:p>
          </table:table-cell>
          <table:table-cell table:formula="of:=SUM([.E45]/[.B45])*100" office:value-type="float" office:value="9.71406297853384" calcext:value-type="float">
            <text:p>9.7140629785</text:p>
          </table:table-cell>
          <table:table-cell table:formula="of:=SUM([.F45]/[.B45])*100" office:value-type="float" office:value="87.0363814986139" calcext:value-type="float">
            <text:p>87.036381498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ermont</text:p>
          </table:table-cell>
          <table:table-cell table:style-name="ce5" office:value-type="float" office:value="75827" calcext:value-type="float">
            <text:p>75827</text:p>
          </table:table-cell>
          <table:table-cell table:style-name="ce5" office:value-type="float" office:value="41270" calcext:value-type="float">
            <text:p>41270</text:p>
          </table:table-cell>
          <table:table-cell table:style-name="ce5" office:value-type="float" office:value="23417" calcext:value-type="float">
            <text:p>23417</text:p>
          </table:table-cell>
          <table:table-cell table:style-name="ce5" office:value-type="float" office:value="2354" calcext:value-type="float">
            <text:p>2354</text:p>
          </table:table-cell>
          <table:table-cell table:style-name="ce5" office:value-type="float" office:value="70491" calcext:value-type="float">
            <text:p>70491</text:p>
          </table:table-cell>
          <table:table-cell table:style-name="Default" office:value-type="float" office:value="626011" calcext:value-type="float">
            <text:p>626011</text:p>
          </table:table-cell>
          <table:table-cell table:formula="of:=SUM([.B46]/[.G46])*100" office:value-type="float" office:value="12.1127264536885" calcext:value-type="float">
            <text:p>12.1127264537</text:p>
          </table:table-cell>
          <table:table-cell table:formula="of:=SUM([.C46]/[.B46])*100" office:value-type="float" office:value="54.4265235338336" calcext:value-type="float">
            <text:p>54.4265235338</text:p>
          </table:table-cell>
          <table:table-cell table:formula="of:=SUM([.D46]/[.B46])*100" office:value-type="float" office:value="30.8821396072639" calcext:value-type="float">
            <text:p>30.8821396073</text:p>
          </table:table-cell>
          <table:table-cell table:formula="of:=SUM([.E46]/[.B46])*100" office:value-type="float" office:value="3.10443509567832" calcext:value-type="float">
            <text:p>3.1044350957</text:p>
          </table:table-cell>
          <table:table-cell table:formula="of:=SUM([.F46]/[.B46])*100" office:value-type="float" office:value="92.9629287720733" calcext:value-type="float">
            <text:p>92.962928772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irginia</text:p>
          </table:table-cell>
          <table:table-cell table:style-name="ce5" office:value-type="float" office:value="653193" calcext:value-type="float">
            <text:p>653193</text:p>
          </table:table-cell>
          <table:table-cell table:style-name="ce5" office:value-type="float" office:value="353012" calcext:value-type="float">
            <text:p>353012</text:p>
          </table:table-cell>
          <table:table-cell table:style-name="ce5" office:value-type="float" office:value="236290" calcext:value-type="float">
            <text:p>236290</text:p>
          </table:table-cell>
          <table:table-cell table:style-name="ce5" office:value-type="float" office:value="185043" calcext:value-type="float">
            <text:p>185043</text:p>
          </table:table-cell>
          <table:table-cell table:style-name="ce5" office:value-type="float" office:value="450109" calcext:value-type="float">
            <text:p>450109</text:p>
          </table:table-cell>
          <table:table-cell table:style-name="Default" office:value-type="float" office:value="8185867" calcext:value-type="float">
            <text:p>8185867</text:p>
          </table:table-cell>
          <table:table-cell table:formula="of:=SUM([.B47]/[.G47])*100" office:value-type="float" office:value="7.97952128955919" calcext:value-type="float">
            <text:p>7.9795212896</text:p>
          </table:table-cell>
          <table:table-cell table:formula="of:=SUM([.C47]/[.B47])*100" office:value-type="float" office:value="54.0440574225382" calcext:value-type="float">
            <text:p>54.0440574225</text:p>
          </table:table-cell>
          <table:table-cell table:formula="of:=SUM([.D47]/[.B47])*100" office:value-type="float" office:value="36.174606892603" calcext:value-type="float">
            <text:p>36.1746068926</text:p>
          </table:table-cell>
          <table:table-cell table:formula="of:=SUM([.E47]/[.B47])*100" office:value-type="float" office:value="28.3289931153579" calcext:value-type="float">
            <text:p>28.3289931154</text:p>
          </table:table-cell>
          <table:table-cell table:formula="of:=SUM([.F47]/[.B47])*100" office:value-type="float" office:value="68.9090360735648" calcext:value-type="float">
            <text:p>68.909036073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shington</text:p>
          </table:table-cell>
          <table:table-cell table:style-name="ce5" office:value-type="float" office:value="541522" calcext:value-type="float">
            <text:p>541522</text:p>
          </table:table-cell>
          <table:table-cell table:style-name="ce5" office:value-type="float" office:value="262650" calcext:value-type="float">
            <text:p>262650</text:p>
          </table:table-cell>
          <table:table-cell table:style-name="ce5" office:value-type="float" office:value="187677" calcext:value-type="float">
            <text:p>187677</text:p>
          </table:table-cell>
          <table:table-cell table:style-name="ce5" office:value-type="float" office:value="92807" calcext:value-type="float">
            <text:p>92807</text:p>
          </table:table-cell>
          <table:table-cell table:style-name="ce5" office:value-type="float" office:value="426697" calcext:value-type="float">
            <text:p>426697</text:p>
          </table:table-cell>
          <table:table-cell table:style-name="Default" office:value-type="float" office:value="6897012" calcext:value-type="float">
            <text:p>6897012</text:p>
          </table:table-cell>
          <table:table-cell table:formula="of:=SUM([.B48]/[.G48])*100" office:value-type="float" office:value="7.85154498788751" calcext:value-type="float">
            <text:p>7.8515449879</text:p>
          </table:table-cell>
          <table:table-cell table:formula="of:=SUM([.C48]/[.B48])*100" office:value-type="float" office:value="48.5021845834518" calcext:value-type="float">
            <text:p>48.5021845835</text:p>
          </table:table-cell>
          <table:table-cell table:formula="of:=SUM([.D48]/[.B48])*100" office:value-type="float" office:value="34.6573177082372" calcext:value-type="float">
            <text:p>34.6573177082</text:p>
          </table:table-cell>
          <table:table-cell table:formula="of:=SUM([.E48]/[.B48])*100" office:value-type="float" office:value="17.1381772116368" calcext:value-type="float">
            <text:p>17.1381772116</text:p>
          </table:table-cell>
          <table:table-cell table:formula="of:=SUM([.F48]/[.B48])*100" office:value-type="float" office:value="78.7958753291648" calcext:value-type="float">
            <text:p>78.795875329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est Virginia</text:p>
          </table:table-cell>
          <table:table-cell table:style-name="ce5" office:value-type="float" office:value="114435" calcext:value-type="float">
            <text:p>114435</text:p>
          </table:table-cell>
          <table:table-cell table:style-name="ce5" office:value-type="float" office:value="63112" calcext:value-type="float">
            <text:p>63112</text:p>
          </table:table-cell>
          <table:table-cell table:style-name="ce5" office:value-type="float" office:value="39065" calcext:value-type="float">
            <text:p>39065</text:p>
          </table:table-cell>
          <table:table-cell table:style-name="ce5" office:value-type="float" office:value="5777" calcext:value-type="float">
            <text:p>5777</text:p>
          </table:table-cell>
          <table:table-cell table:style-name="ce5" office:value-type="float" office:value="104785" calcext:value-type="float">
            <text:p>104785</text:p>
          </table:table-cell>
          <table:table-cell table:style-name="Default" office:value-type="float" office:value="1855413" calcext:value-type="float">
            <text:p>1855413</text:p>
          </table:table-cell>
          <table:table-cell table:formula="of:=SUM([.B49]/[.G49])*100" office:value-type="float" office:value="6.1676295250707" calcext:value-type="float">
            <text:p>6.1676295251</text:p>
          </table:table-cell>
          <table:table-cell table:formula="of:=SUM([.C49]/[.B49])*100" office:value-type="float" office:value="55.1509590597282" calcext:value-type="float">
            <text:p>55.1509590597</text:p>
          </table:table-cell>
          <table:table-cell table:formula="of:=SUM([.D49]/[.B49])*100" office:value-type="float" office:value="34.1372831738542" calcext:value-type="float">
            <text:p>34.1372831739</text:p>
          </table:table-cell>
          <table:table-cell table:formula="of:=SUM([.E49]/[.B49])*100" office:value-type="float" office:value="5.04828068335736" calcext:value-type="float">
            <text:p>5.0482806834</text:p>
          </table:table-cell>
          <table:table-cell table:formula="of:=SUM([.F49]/[.B49])*100" office:value-type="float" office:value="91.5672652597545" calcext:value-type="float">
            <text:p>91.567265259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isconsin</text:p>
          </table:table-cell>
          <table:table-cell table:style-name="ce5" office:value-type="float" office:value="432980" calcext:value-type="float">
            <text:p>432980</text:p>
          </table:table-cell>
          <table:table-cell table:style-name="ce5" office:value-type="float" office:value="236252" calcext:value-type="float">
            <text:p>236252</text:p>
          </table:table-cell>
          <table:table-cell table:style-name="ce5" office:value-type="float" office:value="133859" calcext:value-type="float">
            <text:p>133859</text:p>
          </table:table-cell>
          <table:table-cell table:style-name="ce5" office:value-type="float" office:value="40507" calcext:value-type="float">
            <text:p>40507</text:p>
          </table:table-cell>
          <table:table-cell table:style-name="ce5" office:value-type="float" office:value="379934" calcext:value-type="float">
            <text:p>379934</text:p>
          </table:table-cell>
          <table:table-cell table:style-name="Default" office:value-type="float" office:value="5726398" calcext:value-type="float">
            <text:p>5726398</text:p>
          </table:table-cell>
          <table:table-cell table:formula="of:=SUM([.B50]/[.G50])*100" office:value-type="float" office:value="7.56112306549423" calcext:value-type="float">
            <text:p>7.5611230655</text:p>
          </table:table-cell>
          <table:table-cell table:formula="of:=SUM([.C50]/[.B50])*100" office:value-type="float" office:value="54.5641831031456" calcext:value-type="float">
            <text:p>54.5641831031</text:p>
          </table:table-cell>
          <table:table-cell table:formula="of:=SUM([.D50]/[.B50])*100" office:value-type="float" office:value="30.9157466857592" calcext:value-type="float">
            <text:p>30.9157466858</text:p>
          </table:table-cell>
          <table:table-cell table:formula="of:=SUM([.E50]/[.B50])*100" office:value-type="float" office:value="9.35539747794356" calcext:value-type="float">
            <text:p>9.3553974779</text:p>
          </table:table-cell>
          <table:table-cell table:formula="of:=SUM([.F50]/[.B50])*100" office:value-type="float" office:value="87.7486258025775" calcext:value-type="float">
            <text:p>87.748625802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yoming</text:p>
          </table:table-cell>
          <table:table-cell table:style-name="ce5" office:value-type="float" office:value="62427" calcext:value-type="float">
            <text:p>62427</text:p>
          </table:table-cell>
          <table:table-cell table:style-name="ce5" office:value-type="float" office:value="30039" calcext:value-type="float">
            <text:p>30039</text:p>
          </table:table-cell>
          <table:table-cell table:style-name="ce5" office:value-type="float" office:value="19344" calcext:value-type="float">
            <text:p>19344</text:p>
          </table:table-cell>
          <table:table-cell table:style-name="ce5" office:value-type="float" office:value="4077" calcext:value-type="float">
            <text:p>4077</text:p>
          </table:table-cell>
          <table:table-cell table:style-name="ce5" office:value-type="float" office:value="55397" calcext:value-type="float">
            <text:p>55397</text:p>
          </table:table-cell>
          <table:table-cell table:style-name="Default" office:value-type="float" office:value="576412" calcext:value-type="float">
            <text:p>576412</text:p>
          </table:table-cell>
          <table:table-cell table:formula="of:=SUM([.B51]/[.G51])*100" office:value-type="float" office:value="10.8302741788859" calcext:value-type="float">
            <text:p>10.8302741789</text:p>
          </table:table-cell>
          <table:table-cell table:formula="of:=SUM([.C51]/[.B51])*100" office:value-type="float" office:value="48.1186025277524" calcext:value-type="float">
            <text:p>48.1186025278</text:p>
          </table:table-cell>
          <table:table-cell table:formula="of:=SUM([.D51]/[.B51])*100" office:value-type="float" office:value="30.9865923398529" calcext:value-type="float">
            <text:p>30.9865923399</text:p>
          </table:table-cell>
          <table:table-cell table:formula="of:=SUM([.E51]/[.B51])*100" office:value-type="float" office:value="6.53082800711231" calcext:value-type="float">
            <text:p>6.5308280071</text:p>
          </table:table-cell>
          <table:table-cell table:formula="of:=SUM([.F51]/[.B51])*100" office:value-type="float" office:value="88.7388469732648" calcext:value-type="float">
            <text:p>88.7388469733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MT" svg:font-family="ArialMT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 style:data-style-name="N2" text:time-value="20:08:51.26203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09:29:14.990910000</meta:creation-date>
    <dc:date>2016-04-10T22:43:40.244305000</dc:date>
    <meta:editing-duration>PT3H41M59S</meta:editing-duration>
    <meta:editing-cycles>15</meta:editing-cycles>
    <meta:generator>LibreOffice/5.0.4.2$MacOSX_X86_64 LibreOffice_project/2b9802c1994aa0b7dc6079e128979269cf95bc78</meta:generator>
    <meta:document-statistic meta:table-count="1" meta:cell-count="612" meta:object-count="0"/>
  </office:meta>
</office:document-meta>
</file>